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3" style:parent-style-name="Основнойшрифтабзаца" style:family="text">
      <style:text-properties fo:font-size="13pt" style:font-size-asian="13pt" style:font-size-complex="13pt"/>
    </style:style>
    <style:style style:name="P4" style:parent-style-name="Standard" style:family="paragraph">
      <style:paragraph-properties>
        <style:tab-stops>
          <style:tab-stop style:type="left" style:position="0.2395in"/>
        </style:tab-stops>
      </style:paragraph-properties>
    </style:style>
    <style:style style:name="T5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6" style:parent-style-name="Основнойшрифтабзаца" style:family="text">
      <style:text-properties fo:font-size="13pt" style:font-size-asian="13pt" style:font-size-complex="13pt"/>
    </style:style>
    <style:style style:name="T7" style:parent-style-name="Основнойшрифтабзаца" style:family="text">
      <style:text-properties fo:font-size="13pt" style:font-size-asian="13pt" style:font-size-complex="13pt"/>
    </style:style>
    <style:style style:name="P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9" style:parent-style-name="Standard" style:family="paragraph">
      <style:text-properties fo:font-size="13pt" style:font-size-asian="13pt" style:font-size-complex="13pt"/>
    </style:style>
    <style:style style:name="P10" style:parent-style-name="Standard" style:family="paragraph">
      <style:text-properties fo:font-size="13pt" style:font-size-asian="13pt" style:font-size-complex="13pt"/>
    </style:style>
    <style:style style:name="T11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12" style:parent-style-name="Основнойшрифтабзаца" style:family="text">
      <style:text-properties fo:font-size="13pt" style:font-size-asian="13pt" style:font-size-complex="13pt"/>
    </style:style>
    <style:style style:name="P1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4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6" style:parent-style-name="Обычный" style:family="paragraph">
      <style:paragraph-properties fo:widows="2" fo:orphans="2"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" style:parent-style-name="Основнойшрифтабзаца" style:family="text">
      <style:text-properties style:font-name="JetBrains Mono" style:font-name-asian="Times New Roman" style:font-name-complex="Courier New" fo:color="#7A7E85" style:letter-kerning="false" fo:font-size="10pt" style:font-size-asian="10pt" style:font-size-complex="10pt"/>
    </style:style>
    <style:style style:name="T18" style:parent-style-name="Основнойшрифтабзаца" style:family="text">
      <style:text-properties style:font-name="JetBrains Mono" style:font-name-asian="Times New Roman" style:font-name-complex="Courier New" fo:color="#7A7E85" style:letter-kerning="false" fo:font-size="10pt" style:font-size-asian="10pt" style:font-size-complex="10pt"/>
    </style:style>
    <style:style style:name="T19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20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/>
    </style:style>
    <style:style style:name="T21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22" style:parent-style-name="Основнойшрифтабзаца" style:family="text">
      <style:text-properties style:font-name="JetBrains Mono" style:font-name-asian="Times New Roman" style:font-name-complex="Courier New" fo:color="#7A7E85" style:letter-kerning="false" fo:font-size="10pt" style:font-size-asian="10pt" style:font-size-complex="10pt"/>
    </style:style>
    <style:style style:name="T23" style:parent-style-name="Основнойшрифтабзаца" style:family="text">
      <style:text-properties style:font-name="JetBrains Mono" style:font-name-asian="Times New Roman" style:font-name-complex="Courier New" fo:color="#7A7E85" style:letter-kerning="false" fo:font-size="10pt" style:font-size-asian="10pt" style:font-size-complex="10pt"/>
    </style:style>
    <style:style style:name="T24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/>
    </style:style>
    <style:style style:name="T25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26" style:parent-style-name="Основнойшрифтабзаца" style:family="text">
      <style:text-properties style:font-name="JetBrains Mono" style:font-name-asian="Times New Roman" style:font-name-complex="Courier New" fo:color="#7A7E85" style:letter-kerning="false" fo:font-size="10pt" style:font-size-asian="10pt" style:font-size-complex="10pt"/>
    </style:style>
    <style:style style:name="T27" style:parent-style-name="Основнойшрифтабзаца" style:family="text">
      <style:text-properties style:font-name="JetBrains Mono" style:font-name-asian="Times New Roman" style:font-name-complex="Courier New" fo:color="#7A7E85" style:letter-kerning="false" fo:font-size="10pt" style:font-size-asian="10pt" style:font-size-complex="10pt"/>
    </style:style>
    <style:style style:name="T28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/>
    </style:style>
    <style:style style:name="T29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30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31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32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/>
    </style:style>
    <style:style style:name="T33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34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35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/>
    </style:style>
    <style:style style:name="T36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37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38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39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 fo:language="en" fo:country="US"/>
    </style:style>
    <style:style style:name="T40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/>
    </style:style>
    <style:style style:name="T41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 fo:language="en" fo:country="US"/>
    </style:style>
    <style:style style:name="T42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/>
    </style:style>
    <style:style style:name="T43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 fo:language="en" fo:country="US"/>
    </style:style>
    <style:style style:name="T44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/>
    </style:style>
    <style:style style:name="T45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 fo:language="en" fo:country="US"/>
    </style:style>
    <style:style style:name="T46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47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48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49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 fo:language="en" fo:country="US"/>
    </style:style>
    <style:style style:name="T50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51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 fo:language="en" fo:country="US"/>
    </style:style>
    <style:style style:name="T52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53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 fo:language="en" fo:country="US"/>
    </style:style>
    <style:style style:name="T54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 fo:language="en" fo:country="US"/>
    </style:style>
    <style:style style:name="T55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56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 fo:language="en" fo:country="US"/>
    </style:style>
    <style:style style:name="T57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58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 fo:language="en" fo:country="US"/>
    </style:style>
    <style:style style:name="T59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 fo:language="en" fo:country="US"/>
    </style:style>
    <style:style style:name="T60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61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 fo:language="en" fo:country="US"/>
    </style:style>
    <style:style style:name="T62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 fo:language="en" fo:country="US"/>
    </style:style>
    <style:style style:name="T63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/>
    </style:style>
    <style:style style:name="T64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65" style:parent-style-name="Основнойшрифтабзаца" style:family="text">
      <style:text-properties style:font-name="JetBrains Mono" style:font-name-asian="Times New Roman" style:font-name-complex="Courier New" fo:color="#7A7E85" style:letter-kerning="false" fo:font-size="10pt" style:font-size-asian="10pt" style:font-size-complex="10pt"/>
    </style:style>
    <style:style style:name="T66" style:parent-style-name="Основнойшрифтабзаца" style:family="text">
      <style:text-properties style:font-name="JetBrains Mono" style:font-name-asian="Times New Roman" style:font-name-complex="Courier New" fo:color="#7A7E85" style:letter-kerning="false" fo:font-size="10pt" style:font-size-asian="10pt" style:font-size-complex="10pt"/>
    </style:style>
    <style:style style:name="T67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68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/>
    </style:style>
    <style:style style:name="T69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70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71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/>
    </style:style>
    <style:style style:name="T72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73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/>
    </style:style>
    <style:style style:name="T74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75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/>
    </style:style>
    <style:style style:name="T76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/>
    </style:style>
    <style:style style:name="T77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78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/>
    </style:style>
    <style:style style:name="T79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80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/>
    </style:style>
    <style:style style:name="T81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/>
    </style:style>
    <style:style style:name="T82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83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/>
    </style:style>
    <style:style style:name="T84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85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/>
    </style:style>
    <style:style style:name="T86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87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88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/>
    </style:style>
    <style:style style:name="T89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90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91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/>
    </style:style>
    <style:style style:name="T92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93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/>
    </style:style>
    <style:style style:name="T94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95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/>
    </style:style>
    <style:style style:name="T96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/>
    </style:style>
    <style:style style:name="T97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98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/>
    </style:style>
    <style:style style:name="T99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100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/>
    </style:style>
    <style:style style:name="T101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/>
    </style:style>
    <style:style style:name="T102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103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/>
    </style:style>
    <style:style style:name="T104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105" style:parent-style-name="Основнойшрифтабзаца" style:family="text">
      <style:text-properties style:font-name="JetBrains Mono" style:font-name-asian="Times New Roman" style:font-name-complex="Courier New" fo:color="#2AACB8" style:letter-kerning="false" fo:font-size="10pt" style:font-size-asian="10pt" style:font-size-complex="10pt"/>
    </style:style>
    <style:style style:name="T106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107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108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/>
    </style:style>
    <style:style style:name="T109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110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111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/>
    </style:style>
    <style:style style:name="T112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113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114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/>
    </style:style>
    <style:style style:name="T115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P116" style:parent-style-name="Standard" style:family="paragraph">
      <style:text-properties fo:color="#000000" fo:font-size="13pt" style:font-size-asian="13pt" style:font-size-complex="13pt"/>
    </style:style>
    <style:style style:name="P117" style:parent-style-name="Standard" style:family="paragraph">
      <style:text-properties fo:color="#000000" fo:font-size="13pt" style:font-size-asian="13pt" style:font-size-complex="13pt"/>
    </style:style>
    <style:style style:name="P118" style:parent-style-name="Standard" style:family="paragraph">
      <style:text-properties fo:color="#000000" fo:font-size="13pt" style:font-size-asian="13pt" style:font-size-complex="13pt"/>
    </style:style>
    <style:style style:name="P119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20" style:parent-style-name="Standard" style:family="paragraph">
      <style:text-properties fo:color="#000000" fo:font-size="13pt" style:font-size-asian="13pt" style:font-size-complex="13pt"/>
    </style:style>
    <style:style style:name="P121" style:parent-style-name="Standard" style:family="paragraph">
      <style:text-properties fo:color="#000000" fo:font-size="13pt" style:font-size-asian="13pt" style:font-size-complex="13pt"/>
    </style:style>
    <style:style style:name="P122" style:parent-style-name="Standard" style:family="paragraph">
      <style:text-properties fo:color="#000000" fo:font-size="13pt" style:font-size-asian="13pt" style:font-size-complex="13pt"/>
    </style:style>
    <style:style style:name="P123" style:parent-style-name="Standard" style:family="paragraph">
      <style:text-properties fo:color="#000000" fo:font-size="13pt" style:font-size-asian="13pt" style:font-size-complex="13pt" fo:language="en" fo:country="US"/>
    </style:style>
    <style:style style:name="P124" style:parent-style-name="СтандартныйHTML" style:family="paragraph">
      <style:paragraph-properties fo:background-color="#1E1F22"/>
    </style:style>
    <style:style style:name="T125" style:parent-style-name="Основнойшрифтабзаца" style:family="text">
      <style:text-properties style:font-name="JetBrains Mono" fo:color="#7A7E85" fo:language="en" fo:country="US"/>
    </style:style>
    <style:style style:name="T126" style:parent-style-name="Основнойшрифтабзаца" style:family="text">
      <style:text-properties style:font-name="JetBrains Mono" fo:color="#7A7E85"/>
    </style:style>
    <style:style style:name="T127" style:parent-style-name="Основнойшрифтабзаца" style:family="text">
      <style:text-properties style:font-name="JetBrains Mono" fo:color="#7A7E85" fo:language="en" fo:country="US"/>
    </style:style>
    <style:style style:name="T128" style:parent-style-name="Основнойшрифтабзаца" style:family="text">
      <style:text-properties style:font-name="JetBrains Mono" fo:color="#7A7E85"/>
    </style:style>
    <style:style style:name="T129" style:parent-style-name="Основнойшрифтабзаца" style:family="text">
      <style:text-properties style:font-name="JetBrains Mono" fo:color="#7A7E85" fo:language="en" fo:country="US"/>
    </style:style>
    <style:style style:name="T130" style:parent-style-name="Основнойшрифтабзаца" style:family="text">
      <style:text-properties style:font-name="JetBrains Mono" fo:color="#7A7E85"/>
    </style:style>
    <style:style style:name="T131" style:parent-style-name="Основнойшрифтабзаца" style:family="text">
      <style:text-properties style:font-name="JetBrains Mono" fo:color="#7A7E85" fo:language="en" fo:country="US"/>
    </style:style>
    <style:style style:name="T132" style:parent-style-name="Основнойшрифтабзаца" style:family="text">
      <style:text-properties style:font-name="JetBrains Mono" fo:color="#7A7E85"/>
    </style:style>
    <style:style style:name="T133" style:parent-style-name="Основнойшрифтабзаца" style:family="text">
      <style:text-properties style:font-name="JetBrains Mono" fo:color="#7A7E85" fo:language="en" fo:country="US"/>
    </style:style>
    <style:style style:name="T134" style:parent-style-name="Основнойшрифтабзаца" style:family="text">
      <style:text-properties style:font-name="JetBrains Mono" fo:color="#7A7E85"/>
    </style:style>
    <style:style style:name="T135" style:parent-style-name="Основнойшрифтабзаца" style:family="text">
      <style:text-properties style:font-name="JetBrains Mono" fo:color="#7A7E85" fo:language="en" fo:country="US"/>
    </style:style>
    <style:style style:name="T136" style:parent-style-name="Основнойшрифтабзаца" style:family="text">
      <style:text-properties style:font-name="JetBrains Mono" fo:color="#7A7E85"/>
    </style:style>
    <style:style style:name="T137" style:parent-style-name="Основнойшрифтабзаца" style:family="text">
      <style:text-properties style:font-name="JetBrains Mono" fo:color="#7A7E85" fo:language="en" fo:country="US"/>
    </style:style>
    <style:style style:name="T138" style:parent-style-name="Основнойшрифтабзаца" style:family="text">
      <style:text-properties style:font-name="JetBrains Mono" fo:color="#7A7E85"/>
    </style:style>
    <style:style style:name="T139" style:parent-style-name="Основнойшрифтабзаца" style:family="text">
      <style:text-properties style:font-name="JetBrains Mono" fo:color="#7A7E85" fo:language="en" fo:country="US"/>
    </style:style>
    <style:style style:name="T140" style:parent-style-name="Основнойшрифтабзаца" style:family="text">
      <style:text-properties style:font-name="JetBrains Mono" fo:color="#7A7E85"/>
    </style:style>
    <style:style style:name="T141" style:parent-style-name="Основнойшрифтабзаца" style:family="text">
      <style:text-properties style:font-name="JetBrains Mono" fo:color="#7A7E85" fo:language="en" fo:country="US"/>
    </style:style>
    <style:style style:name="T142" style:parent-style-name="Основнойшрифтабзаца" style:family="text">
      <style:text-properties style:font-name="JetBrains Mono" fo:color="#7A7E85"/>
    </style:style>
    <style:style style:name="T143" style:parent-style-name="Основнойшрифтабзаца" style:family="text">
      <style:text-properties style:font-name="JetBrains Mono" fo:color="#7A7E85" fo:language="en" fo:country="US"/>
    </style:style>
    <style:style style:name="T144" style:parent-style-name="Основнойшрифтабзаца" style:family="text">
      <style:text-properties style:font-name="JetBrains Mono" fo:color="#7A7E85"/>
    </style:style>
    <style:style style:name="T145" style:parent-style-name="Основнойшрифтабзаца" style:family="text">
      <style:text-properties style:font-name="JetBrains Mono" fo:color="#7A7E85" fo:language="en" fo:country="US"/>
    </style:style>
    <style:style style:name="T146" style:parent-style-name="Основнойшрифтабзаца" style:family="text">
      <style:text-properties style:font-name="JetBrains Mono" fo:color="#7A7E85"/>
    </style:style>
    <style:style style:name="T147" style:parent-style-name="Основнойшрифтабзаца" style:family="text">
      <style:text-properties style:font-name="JetBrains Mono" fo:color="#7A7E85" fo:language="en" fo:country="US"/>
    </style:style>
    <style:style style:name="T148" style:parent-style-name="Основнойшрифтабзаца" style:family="text">
      <style:text-properties style:font-name="JetBrains Mono" fo:color="#7A7E85"/>
    </style:style>
    <style:style style:name="T149" style:parent-style-name="Основнойшрифтабзаца" style:family="text">
      <style:text-properties style:font-name="JetBrains Mono" fo:color="#7A7E85" fo:language="en" fo:country="US"/>
    </style:style>
    <style:style style:name="T150" style:parent-style-name="Основнойшрифтабзаца" style:family="text">
      <style:text-properties style:font-name="JetBrains Mono" fo:color="#7A7E85"/>
    </style:style>
    <style:style style:name="T151" style:parent-style-name="Основнойшрифтабзаца" style:family="text">
      <style:text-properties style:font-name="JetBrains Mono" fo:color="#7A7E85" fo:language="en" fo:country="US"/>
    </style:style>
    <style:style style:name="T152" style:parent-style-name="Основнойшрифтабзаца" style:family="text">
      <style:text-properties style:font-name="JetBrains Mono" fo:color="#7A7E85"/>
    </style:style>
    <style:style style:name="T153" style:parent-style-name="Основнойшрифтабзаца" style:family="text">
      <style:text-properties style:font-name="JetBrains Mono" fo:color="#7A7E85" fo:language="en" fo:country="US"/>
    </style:style>
    <style:style style:name="T154" style:parent-style-name="Основнойшрифтабзаца" style:family="text">
      <style:text-properties style:font-name="JetBrains Mono" fo:color="#7A7E85"/>
    </style:style>
    <style:style style:name="T155" style:parent-style-name="Основнойшрифтабзаца" style:family="text">
      <style:text-properties style:font-name="JetBrains Mono" fo:color="#7A7E85" fo:language="en" fo:country="US"/>
    </style:style>
    <style:style style:name="T156" style:parent-style-name="Основнойшрифтабзаца" style:family="text">
      <style:text-properties style:font-name="JetBrains Mono" fo:color="#7A7E85" fo:language="en" fo:country="US"/>
    </style:style>
    <style:style style:name="T157" style:parent-style-name="Основнойшрифтабзаца" style:family="text">
      <style:text-properties style:font-name="JetBrains Mono" fo:color="#BCBEC4" fo:language="en" fo:country="US"/>
    </style:style>
    <style:style style:name="T158" style:parent-style-name="Основнойшрифтабзаца" style:family="text">
      <style:text-properties style:font-name="JetBrains Mono" fo:color="#6AAB73" fo:language="en" fo:country="US"/>
    </style:style>
    <style:style style:name="T159" style:parent-style-name="Основнойшрифтабзаца" style:family="text">
      <style:text-properties style:font-name="JetBrains Mono" fo:color="#6AAB73"/>
    </style:style>
    <style:style style:name="T160" style:parent-style-name="Основнойшрифтабзаца" style:family="text">
      <style:text-properties style:font-name="JetBrains Mono" fo:color="#6AAB73" fo:language="en" fo:country="US"/>
    </style:style>
    <style:style style:name="T161" style:parent-style-name="Основнойшрифтабзаца" style:family="text">
      <style:text-properties style:font-name="JetBrains Mono" fo:color="#6AAB73"/>
    </style:style>
    <style:style style:name="T162" style:parent-style-name="Основнойшрифтабзаца" style:family="text">
      <style:text-properties style:font-name="JetBrains Mono" fo:color="#6AAB73" fo:language="en" fo:country="US"/>
    </style:style>
    <style:style style:name="T163" style:parent-style-name="Основнойшрифтабзаца" style:family="text">
      <style:text-properties style:font-name="JetBrains Mono" fo:color="#6AAB73"/>
    </style:style>
    <style:style style:name="T164" style:parent-style-name="Основнойшрифтабзаца" style:family="text">
      <style:text-properties style:font-name="JetBrains Mono" fo:color="#6AAB73" fo:language="en" fo:country="US"/>
    </style:style>
    <style:style style:name="T165" style:parent-style-name="Основнойшрифтабзаца" style:family="text">
      <style:text-properties style:font-name="JetBrains Mono" fo:color="#BCBEC4" fo:language="en" fo:country="US"/>
    </style:style>
    <style:style style:name="T166" style:parent-style-name="Основнойшрифтабзаца" style:family="text">
      <style:text-properties style:font-name="JetBrains Mono" fo:color="#7A7E85" fo:language="en" fo:country="US"/>
    </style:style>
    <style:style style:name="T167" style:parent-style-name="Основнойшрифтабзаца" style:family="text">
      <style:text-properties style:font-name="JetBrains Mono" fo:color="#7A7E85"/>
    </style:style>
    <style:style style:name="T168" style:parent-style-name="Основнойшрифтабзаца" style:family="text">
      <style:text-properties style:font-name="JetBrains Mono" fo:color="#7A7E85" fo:language="en" fo:country="US"/>
    </style:style>
    <style:style style:name="T169" style:parent-style-name="Основнойшрифтабзаца" style:family="text">
      <style:text-properties style:font-name="JetBrains Mono" fo:color="#7A7E85"/>
    </style:style>
    <style:style style:name="T170" style:parent-style-name="Основнойшрифтабзаца" style:family="text">
      <style:text-properties style:font-name="JetBrains Mono" fo:color="#7A7E85" fo:language="en" fo:country="US"/>
    </style:style>
    <style:style style:name="T171" style:parent-style-name="Основнойшрифтабзаца" style:family="text">
      <style:text-properties style:font-name="JetBrains Mono" fo:color="#7A7E85"/>
    </style:style>
    <style:style style:name="T172" style:parent-style-name="Основнойшрифтабзаца" style:family="text">
      <style:text-properties style:font-name="JetBrains Mono" fo:color="#7A7E85" fo:language="en" fo:country="US"/>
    </style:style>
    <style:style style:name="T173" style:parent-style-name="Основнойшрифтабзаца" style:family="text">
      <style:text-properties style:font-name="JetBrains Mono" fo:color="#BCBEC4" fo:language="en" fo:country="US"/>
    </style:style>
    <style:style style:name="T174" style:parent-style-name="Основнойшрифтабзаца" style:family="text">
      <style:text-properties style:font-name="JetBrains Mono" fo:color="#6AAB73" fo:language="en" fo:country="US"/>
    </style:style>
    <style:style style:name="T175" style:parent-style-name="Основнойшрифтабзаца" style:family="text">
      <style:text-properties style:font-name="JetBrains Mono" fo:color="#6AAB73"/>
    </style:style>
    <style:style style:name="T176" style:parent-style-name="Основнойшрифтабзаца" style:family="text">
      <style:text-properties style:font-name="JetBrains Mono" fo:color="#6AAB73" fo:language="en" fo:country="US"/>
    </style:style>
    <style:style style:name="T177" style:parent-style-name="Основнойшрифтабзаца" style:family="text">
      <style:text-properties style:font-name="JetBrains Mono" fo:color="#6AAB73"/>
    </style:style>
    <style:style style:name="T178" style:parent-style-name="Основнойшрифтабзаца" style:family="text">
      <style:text-properties style:font-name="JetBrains Mono" fo:color="#6AAB73" fo:language="en" fo:country="US"/>
    </style:style>
    <style:style style:name="T179" style:parent-style-name="Основнойшрифтабзаца" style:family="text">
      <style:text-properties style:font-name="JetBrains Mono" fo:color="#6AAB73"/>
    </style:style>
    <style:style style:name="T180" style:parent-style-name="Основнойшрифтабзаца" style:family="text">
      <style:text-properties style:font-name="JetBrains Mono" fo:color="#6AAB73" fo:language="en" fo:country="US"/>
    </style:style>
    <style:style style:name="T181" style:parent-style-name="Основнойшрифтабзаца" style:family="text">
      <style:text-properties style:font-name="JetBrains Mono" fo:color="#BCBEC4" fo:language="en" fo:country="US"/>
    </style:style>
    <style:style style:name="T182" style:parent-style-name="Основнойшрифтабзаца" style:family="text">
      <style:text-properties style:font-name="JetBrains Mono" fo:color="#BCBEC4" fo:language="en" fo:country="US"/>
    </style:style>
    <style:style style:name="T183" style:parent-style-name="Основнойшрифтабзаца" style:family="text">
      <style:text-properties style:font-name="JetBrains Mono" fo:color="#6AAB73" fo:language="en" fo:country="US"/>
    </style:style>
    <style:style style:name="T184" style:parent-style-name="Основнойшрифтабзаца" style:family="text">
      <style:text-properties style:font-name="JetBrains Mono" fo:color="#6AAB73"/>
    </style:style>
    <style:style style:name="T185" style:parent-style-name="Основнойшрифтабзаца" style:family="text">
      <style:text-properties style:font-name="JetBrains Mono" fo:color="#6AAB73" fo:language="en" fo:country="US"/>
    </style:style>
    <style:style style:name="T186" style:parent-style-name="Основнойшрифтабзаца" style:family="text">
      <style:text-properties style:font-name="JetBrains Mono" fo:color="#6AAB73"/>
    </style:style>
    <style:style style:name="T187" style:parent-style-name="Основнойшрифтабзаца" style:family="text">
      <style:text-properties style:font-name="JetBrains Mono" fo:color="#6AAB73" fo:language="en" fo:country="US"/>
    </style:style>
    <style:style style:name="T188" style:parent-style-name="Основнойшрифтабзаца" style:family="text">
      <style:text-properties style:font-name="JetBrains Mono" fo:color="#6AAB73"/>
    </style:style>
    <style:style style:name="T189" style:parent-style-name="Основнойшрифтабзаца" style:family="text">
      <style:text-properties style:font-name="JetBrains Mono" fo:color="#6AAB73" fo:language="en" fo:country="US"/>
    </style:style>
    <style:style style:name="T190" style:parent-style-name="Основнойшрифтабзаца" style:family="text">
      <style:text-properties style:font-name="JetBrains Mono" fo:color="#BCBEC4" fo:language="en" fo:country="US"/>
    </style:style>
    <style:style style:name="T191" style:parent-style-name="Основнойшрифтабзаца" style:family="text">
      <style:text-properties style:font-name="JetBrains Mono" fo:color="#BCBEC4" fo:language="en" fo:country="US"/>
    </style:style>
    <style:style style:name="T192" style:parent-style-name="Основнойшрифтабзаца" style:family="text">
      <style:text-properties style:font-name="JetBrains Mono" fo:color="#CF8E6D" fo:language="en" fo:country="US"/>
    </style:style>
    <style:style style:name="T193" style:parent-style-name="Основнойшрифтабзаца" style:family="text">
      <style:text-properties style:font-name="JetBrains Mono" fo:color="#BCBEC4" fo:language="en" fo:country="US"/>
    </style:style>
    <style:style style:name="T194" style:parent-style-name="Основнойшрифтабзаца" style:family="text">
      <style:text-properties style:font-name="JetBrains Mono" fo:color="#7A7E85" fo:language="en" fo:country="US"/>
    </style:style>
    <style:style style:name="T195" style:parent-style-name="Основнойшрифтабзаца" style:family="text">
      <style:text-properties style:font-name="JetBrains Mono" fo:color="#7A7E85"/>
    </style:style>
    <style:style style:name="T196" style:parent-style-name="Основнойшрифтабзаца" style:family="text">
      <style:text-properties style:font-name="JetBrains Mono" fo:color="#7A7E85" fo:language="en" fo:country="US"/>
    </style:style>
    <style:style style:name="T197" style:parent-style-name="Основнойшрифтабзаца" style:family="text">
      <style:text-properties style:font-name="JetBrains Mono" fo:color="#7A7E85"/>
    </style:style>
    <style:style style:name="T198" style:parent-style-name="Основнойшрифтабзаца" style:family="text">
      <style:text-properties style:font-name="JetBrains Mono" fo:color="#7A7E85" fo:language="en" fo:country="US"/>
    </style:style>
    <style:style style:name="T199" style:parent-style-name="Основнойшрифтабзаца" style:family="text">
      <style:text-properties style:font-name="JetBrains Mono" fo:color="#CF8E6D" fo:language="en" fo:country="US"/>
    </style:style>
    <style:style style:name="T200" style:parent-style-name="Основнойшрифтабзаца" style:family="text">
      <style:text-properties style:font-name="JetBrains Mono" fo:color="#BCBEC4" fo:language="en" fo:country="US"/>
    </style:style>
    <style:style style:name="T201" style:parent-style-name="Основнойшрифтабзаца" style:family="text">
      <style:text-properties style:font-name="JetBrains Mono" fo:color="#BCBEC4" fo:language="en" fo:country="US"/>
    </style:style>
    <style:style style:name="T202" style:parent-style-name="Основнойшрифтабзаца" style:family="text">
      <style:text-properties style:font-name="JetBrains Mono" fo:color="#BCBEC4" fo:language="en" fo:country="US"/>
    </style:style>
    <style:style style:name="T203" style:parent-style-name="Основнойшрифтабзаца" style:family="text">
      <style:text-properties style:font-name="JetBrains Mono" fo:color="#CF8E6D" fo:language="en" fo:country="US"/>
    </style:style>
    <style:style style:name="T204" style:parent-style-name="Основнойшрифтабзаца" style:family="text">
      <style:text-properties style:font-name="JetBrains Mono" fo:color="#BCBEC4" fo:language="en" fo:country="US"/>
    </style:style>
    <style:style style:name="T205" style:parent-style-name="Основнойшрифтабзаца" style:family="text">
      <style:text-properties style:font-name="JetBrains Mono" fo:color="#BCBEC4" fo:language="en" fo:country="US"/>
    </style:style>
    <style:style style:name="T206" style:parent-style-name="Основнойшрифтабзаца" style:family="text">
      <style:text-properties style:font-name="JetBrains Mono" fo:color="#6AAB73" fo:language="en" fo:country="US"/>
    </style:style>
    <style:style style:name="T207" style:parent-style-name="Основнойшрифтабзаца" style:family="text">
      <style:text-properties style:font-name="JetBrains Mono" fo:color="#6AAB73"/>
    </style:style>
    <style:style style:name="T208" style:parent-style-name="Основнойшрифтабзаца" style:family="text">
      <style:text-properties style:font-name="JetBrains Mono" fo:color="#6AAB73" fo:language="en" fo:country="US"/>
    </style:style>
    <style:style style:name="T209" style:parent-style-name="Основнойшрифтабзаца" style:family="text">
      <style:text-properties style:font-name="JetBrains Mono" fo:color="#6AAB73"/>
    </style:style>
    <style:style style:name="T210" style:parent-style-name="Основнойшрифтабзаца" style:family="text">
      <style:text-properties style:font-name="JetBrains Mono" fo:color="#6AAB73" fo:language="en" fo:country="US"/>
    </style:style>
    <style:style style:name="T211" style:parent-style-name="Основнойшрифтабзаца" style:family="text">
      <style:text-properties style:font-name="JetBrains Mono" fo:color="#BCBEC4" fo:language="en" fo:country="US"/>
    </style:style>
    <style:style style:name="T212" style:parent-style-name="Основнойшрифтабзаца" style:family="text">
      <style:text-properties style:font-name="JetBrains Mono" fo:color="#BCBEC4" fo:language="en" fo:country="US"/>
    </style:style>
    <style:style style:name="T213" style:parent-style-name="Основнойшрифтабзаца" style:family="text">
      <style:text-properties style:font-name="JetBrains Mono" fo:color="#6AAB73" fo:language="en" fo:country="US"/>
    </style:style>
    <style:style style:name="T214" style:parent-style-name="Основнойшрифтабзаца" style:family="text">
      <style:text-properties style:font-name="JetBrains Mono" fo:color="#6AAB73"/>
    </style:style>
    <style:style style:name="T215" style:parent-style-name="Основнойшрифтабзаца" style:family="text">
      <style:text-properties style:font-name="JetBrains Mono" fo:color="#6AAB73" fo:language="en" fo:country="US"/>
    </style:style>
    <style:style style:name="T216" style:parent-style-name="Основнойшрифтабзаца" style:family="text">
      <style:text-properties style:font-name="JetBrains Mono" fo:color="#6AAB73"/>
    </style:style>
    <style:style style:name="T217" style:parent-style-name="Основнойшрифтабзаца" style:family="text">
      <style:text-properties style:font-name="JetBrains Mono" fo:color="#6AAB73" fo:language="en" fo:country="US"/>
    </style:style>
    <style:style style:name="T218" style:parent-style-name="Основнойшрифтабзаца" style:family="text">
      <style:text-properties style:font-name="JetBrains Mono" fo:color="#6AAB73"/>
    </style:style>
    <style:style style:name="T219" style:parent-style-name="Основнойшрифтабзаца" style:family="text">
      <style:text-properties style:font-name="JetBrains Mono" fo:color="#6AAB73" fo:language="en" fo:country="US"/>
    </style:style>
    <style:style style:name="T220" style:parent-style-name="Основнойшрифтабзаца" style:family="text">
      <style:text-properties style:font-name="JetBrains Mono" fo:color="#BCBEC4" fo:language="en" fo:country="US"/>
    </style:style>
    <style:style style:name="T221" style:parent-style-name="Основнойшрифтабзаца" style:family="text">
      <style:text-properties style:font-name="JetBrains Mono" fo:color="#BCBEC4" fo:language="en" fo:country="US"/>
    </style:style>
    <style:style style:name="T222" style:parent-style-name="Основнойшрифтабзаца" style:family="text">
      <style:text-properties style:font-name="JetBrains Mono" fo:color="#BCBEC4" fo:language="en" fo:country="US"/>
    </style:style>
    <style:style style:name="T223" style:parent-style-name="Основнойшрифтабзаца" style:family="text">
      <style:text-properties style:font-name="JetBrains Mono" fo:color="#CF8E6D" fo:language="en" fo:country="US"/>
    </style:style>
    <style:style style:name="T224" style:parent-style-name="Основнойшрифтабзаца" style:family="text">
      <style:text-properties style:font-name="JetBrains Mono" fo:color="#BCBEC4" fo:language="en" fo:country="US"/>
    </style:style>
    <style:style style:name="T225" style:parent-style-name="Основнойшрифтабзаца" style:family="text">
      <style:text-properties style:font-name="JetBrains Mono" fo:color="#7A7E85" fo:language="en" fo:country="US"/>
    </style:style>
    <style:style style:name="T226" style:parent-style-name="Основнойшрифтабзаца" style:family="text">
      <style:text-properties style:font-name="JetBrains Mono" fo:color="#7A7E85"/>
    </style:style>
    <style:style style:name="T227" style:parent-style-name="Основнойшрифтабзаца" style:family="text">
      <style:text-properties style:font-name="JetBrains Mono" fo:color="#7A7E85" fo:language="en" fo:country="US"/>
    </style:style>
    <style:style style:name="T228" style:parent-style-name="Основнойшрифтабзаца" style:family="text">
      <style:text-properties style:font-name="JetBrains Mono" fo:color="#7A7E85"/>
    </style:style>
    <style:style style:name="T229" style:parent-style-name="Основнойшрифтабзаца" style:family="text">
      <style:text-properties style:font-name="JetBrains Mono" fo:color="#7A7E85" fo:language="en" fo:country="US"/>
    </style:style>
    <style:style style:name="T230" style:parent-style-name="Основнойшрифтабзаца" style:family="text">
      <style:text-properties style:font-name="JetBrains Mono" fo:color="#CF8E6D" fo:language="en" fo:country="US"/>
    </style:style>
    <style:style style:name="T231" style:parent-style-name="Основнойшрифтабзаца" style:family="text">
      <style:text-properties style:font-name="JetBrains Mono" fo:color="#BCBEC4" fo:language="en" fo:country="US"/>
    </style:style>
    <style:style style:name="T232" style:parent-style-name="Основнойшрифтабзаца" style:family="text">
      <style:text-properties style:font-name="JetBrains Mono" fo:color="#BCBEC4" fo:language="en" fo:country="US"/>
    </style:style>
    <style:style style:name="T233" style:parent-style-name="Основнойшрифтабзаца" style:family="text">
      <style:text-properties style:font-name="JetBrains Mono" fo:color="#BCBEC4" fo:language="en" fo:country="US"/>
    </style:style>
    <style:style style:name="T234" style:parent-style-name="Основнойшрифтабзаца" style:family="text">
      <style:text-properties style:font-name="JetBrains Mono" fo:color="#CF8E6D" fo:language="en" fo:country="US"/>
    </style:style>
    <style:style style:name="T235" style:parent-style-name="Основнойшрифтабзаца" style:family="text">
      <style:text-properties style:font-name="JetBrains Mono" fo:color="#BCBEC4" fo:language="en" fo:country="US"/>
    </style:style>
    <style:style style:name="T236" style:parent-style-name="Основнойшрифтабзаца" style:family="text">
      <style:text-properties style:font-name="JetBrains Mono" fo:color="#BCBEC4" fo:language="en" fo:country="US"/>
    </style:style>
    <style:style style:name="T237" style:parent-style-name="Основнойшрифтабзаца" style:family="text">
      <style:text-properties style:font-name="JetBrains Mono" fo:color="#BCBEC4" fo:language="en" fo:country="US"/>
    </style:style>
    <style:style style:name="T238" style:parent-style-name="Основнойшрифтабзаца" style:family="text">
      <style:text-properties style:font-name="JetBrains Mono" fo:color="#6AAB73" fo:language="en" fo:country="US"/>
    </style:style>
    <style:style style:name="T239" style:parent-style-name="Основнойшрифтабзаца" style:family="text">
      <style:text-properties style:font-name="JetBrains Mono" fo:color="#6AAB73"/>
    </style:style>
    <style:style style:name="T240" style:parent-style-name="Основнойшрифтабзаца" style:family="text">
      <style:text-properties style:font-name="JetBrains Mono" fo:color="#6AAB73" fo:language="en" fo:country="US"/>
    </style:style>
    <style:style style:name="T241" style:parent-style-name="Основнойшрифтабзаца" style:family="text">
      <style:text-properties style:font-name="JetBrains Mono" fo:color="#6AAB73"/>
    </style:style>
    <style:style style:name="T242" style:parent-style-name="Основнойшрифтабзаца" style:family="text">
      <style:text-properties style:font-name="JetBrains Mono" fo:color="#6AAB73" fo:language="en" fo:country="US"/>
    </style:style>
    <style:style style:name="T243" style:parent-style-name="Основнойшрифтабзаца" style:family="text">
      <style:text-properties style:font-name="JetBrains Mono" fo:color="#BCBEC4" fo:language="en" fo:country="US"/>
    </style:style>
    <style:style style:name="T244" style:parent-style-name="Основнойшрифтабзаца" style:family="text">
      <style:text-properties style:font-name="JetBrains Mono" fo:color="#BCBEC4" fo:language="en" fo:country="US"/>
    </style:style>
    <style:style style:name="T245" style:parent-style-name="Основнойшрифтабзаца" style:family="text">
      <style:text-properties style:font-name="JetBrains Mono" fo:color="#6AAB73" fo:language="en" fo:country="US"/>
    </style:style>
    <style:style style:name="T246" style:parent-style-name="Основнойшрифтабзаца" style:family="text">
      <style:text-properties style:font-name="JetBrains Mono" fo:color="#6AAB73"/>
    </style:style>
    <style:style style:name="T247" style:parent-style-name="Основнойшрифтабзаца" style:family="text">
      <style:text-properties style:font-name="JetBrains Mono" fo:color="#6AAB73" fo:language="en" fo:country="US"/>
    </style:style>
    <style:style style:name="T248" style:parent-style-name="Основнойшрифтабзаца" style:family="text">
      <style:text-properties style:font-name="JetBrains Mono" fo:color="#6AAB73"/>
    </style:style>
    <style:style style:name="T249" style:parent-style-name="Основнойшрифтабзаца" style:family="text">
      <style:text-properties style:font-name="JetBrains Mono" fo:color="#6AAB73" fo:language="en" fo:country="US"/>
    </style:style>
    <style:style style:name="T250" style:parent-style-name="Основнойшрифтабзаца" style:family="text">
      <style:text-properties style:font-name="JetBrains Mono" fo:color="#6AAB73"/>
    </style:style>
    <style:style style:name="T251" style:parent-style-name="Основнойшрифтабзаца" style:family="text">
      <style:text-properties style:font-name="JetBrains Mono" fo:color="#6AAB73" fo:language="en" fo:country="US"/>
    </style:style>
    <style:style style:name="T252" style:parent-style-name="Основнойшрифтабзаца" style:family="text">
      <style:text-properties style:font-name="JetBrains Mono" fo:color="#BCBEC4" fo:language="en" fo:country="US"/>
    </style:style>
    <style:style style:name="T253" style:parent-style-name="Основнойшрифтабзаца" style:family="text">
      <style:text-properties style:font-name="JetBrains Mono" fo:color="#BCBEC4" fo:language="en" fo:country="US"/>
    </style:style>
    <style:style style:name="T254" style:parent-style-name="Основнойшрифтабзаца" style:family="text">
      <style:text-properties style:font-name="JetBrains Mono" fo:color="#BCBEC4" fo:language="en" fo:country="US"/>
    </style:style>
    <style:style style:name="T255" style:parent-style-name="Основнойшрифтабзаца" style:family="text">
      <style:text-properties style:font-name="JetBrains Mono" fo:color="#CF8E6D" fo:language="en" fo:country="US"/>
    </style:style>
    <style:style style:name="T256" style:parent-style-name="Основнойшрифтабзаца" style:family="text">
      <style:text-properties style:font-name="JetBrains Mono" fo:color="#BCBEC4" fo:language="en" fo:country="US"/>
    </style:style>
    <style:style style:name="T257" style:parent-style-name="Основнойшрифтабзаца" style:family="text">
      <style:text-properties style:font-name="JetBrains Mono" fo:color="#7A7E85" fo:language="en" fo:country="US"/>
    </style:style>
    <style:style style:name="T258" style:parent-style-name="Основнойшрифтабзаца" style:family="text">
      <style:text-properties style:font-name="JetBrains Mono" fo:color="#7A7E85"/>
    </style:style>
    <style:style style:name="T259" style:parent-style-name="Основнойшрифтабзаца" style:family="text">
      <style:text-properties style:font-name="JetBrains Mono" fo:color="#7A7E85" fo:language="en" fo:country="US"/>
    </style:style>
    <style:style style:name="T260" style:parent-style-name="Основнойшрифтабзаца" style:family="text">
      <style:text-properties style:font-name="JetBrains Mono" fo:color="#7A7E85"/>
    </style:style>
    <style:style style:name="T261" style:parent-style-name="Основнойшрифтабзаца" style:family="text">
      <style:text-properties style:font-name="JetBrains Mono" fo:color="#7A7E85" fo:language="en" fo:country="US"/>
    </style:style>
    <style:style style:name="T262" style:parent-style-name="Основнойшрифтабзаца" style:family="text">
      <style:text-properties style:font-name="JetBrains Mono" fo:color="#CF8E6D" fo:language="en" fo:country="US"/>
    </style:style>
    <style:style style:name="T263" style:parent-style-name="Основнойшрифтабзаца" style:family="text">
      <style:text-properties style:font-name="JetBrains Mono" fo:color="#BCBEC4" fo:language="en" fo:country="US"/>
    </style:style>
    <style:style style:name="T264" style:parent-style-name="Основнойшрифтабзаца" style:family="text">
      <style:text-properties style:font-name="JetBrains Mono" fo:color="#BCBEC4" fo:language="en" fo:country="US"/>
    </style:style>
    <style:style style:name="T265" style:parent-style-name="Основнойшрифтабзаца" style:family="text">
      <style:text-properties style:font-name="JetBrains Mono" fo:color="#BCBEC4" fo:language="en" fo:country="US"/>
    </style:style>
    <style:style style:name="T266" style:parent-style-name="Основнойшрифтабзаца" style:family="text">
      <style:text-properties style:font-name="JetBrains Mono" fo:color="#CF8E6D" fo:language="en" fo:country="US"/>
    </style:style>
    <style:style style:name="T267" style:parent-style-name="Основнойшрифтабзаца" style:family="text">
      <style:text-properties style:font-name="JetBrains Mono" fo:color="#BCBEC4" fo:language="en" fo:country="US"/>
    </style:style>
    <style:style style:name="T268" style:parent-style-name="Основнойшрифтабзаца" style:family="text">
      <style:text-properties style:font-name="JetBrains Mono" fo:color="#BCBEC4" fo:language="en" fo:country="US"/>
    </style:style>
    <style:style style:name="T269" style:parent-style-name="Основнойшрифтабзаца" style:family="text">
      <style:text-properties style:font-name="JetBrains Mono" fo:color="#6AAB73" fo:language="en" fo:country="US"/>
    </style:style>
    <style:style style:name="T270" style:parent-style-name="Основнойшрифтабзаца" style:family="text">
      <style:text-properties style:font-name="JetBrains Mono" fo:color="#6AAB73"/>
    </style:style>
    <style:style style:name="T271" style:parent-style-name="Основнойшрифтабзаца" style:family="text">
      <style:text-properties style:font-name="JetBrains Mono" fo:color="#6AAB73" fo:language="en" fo:country="US"/>
    </style:style>
    <style:style style:name="T272" style:parent-style-name="Основнойшрифтабзаца" style:family="text">
      <style:text-properties style:font-name="JetBrains Mono" fo:color="#6AAB73"/>
    </style:style>
    <style:style style:name="T273" style:parent-style-name="Основнойшрифтабзаца" style:family="text">
      <style:text-properties style:font-name="JetBrains Mono" fo:color="#6AAB73" fo:language="en" fo:country="US"/>
    </style:style>
    <style:style style:name="T274" style:parent-style-name="Основнойшрифтабзаца" style:family="text">
      <style:text-properties style:font-name="JetBrains Mono" fo:color="#BCBEC4" fo:language="en" fo:country="US"/>
    </style:style>
    <style:style style:name="T275" style:parent-style-name="Основнойшрифтабзаца" style:family="text">
      <style:text-properties style:font-name="JetBrains Mono" fo:color="#BCBEC4" fo:language="en" fo:country="US"/>
    </style:style>
    <style:style style:name="T276" style:parent-style-name="Основнойшрифтабзаца" style:family="text">
      <style:text-properties style:font-name="JetBrains Mono" fo:color="#6AAB73" fo:language="en" fo:country="US"/>
    </style:style>
    <style:style style:name="T277" style:parent-style-name="Основнойшрифтабзаца" style:family="text">
      <style:text-properties style:font-name="JetBrains Mono" fo:color="#6AAB73"/>
    </style:style>
    <style:style style:name="T278" style:parent-style-name="Основнойшрифтабзаца" style:family="text">
      <style:text-properties style:font-name="JetBrains Mono" fo:color="#6AAB73" fo:language="en" fo:country="US"/>
    </style:style>
    <style:style style:name="T279" style:parent-style-name="Основнойшрифтабзаца" style:family="text">
      <style:text-properties style:font-name="JetBrains Mono" fo:color="#6AAB73"/>
    </style:style>
    <style:style style:name="T280" style:parent-style-name="Основнойшрифтабзаца" style:family="text">
      <style:text-properties style:font-name="JetBrains Mono" fo:color="#6AAB73" fo:language="en" fo:country="US"/>
    </style:style>
    <style:style style:name="T281" style:parent-style-name="Основнойшрифтабзаца" style:family="text">
      <style:text-properties style:font-name="JetBrains Mono" fo:color="#6AAB73"/>
    </style:style>
    <style:style style:name="T282" style:parent-style-name="Основнойшрифтабзаца" style:family="text">
      <style:text-properties style:font-name="JetBrains Mono" fo:color="#6AAB73" fo:language="en" fo:country="US"/>
    </style:style>
    <style:style style:name="T283" style:parent-style-name="Основнойшрифтабзаца" style:family="text">
      <style:text-properties style:font-name="JetBrains Mono" fo:color="#BCBEC4" fo:language="en" fo:country="US"/>
    </style:style>
    <style:style style:name="T284" style:parent-style-name="Основнойшрифтабзаца" style:family="text">
      <style:text-properties style:font-name="JetBrains Mono" fo:color="#BCBEC4" fo:language="en" fo:country="US"/>
    </style:style>
    <style:style style:name="T285" style:parent-style-name="Основнойшрифтабзаца" style:family="text">
      <style:text-properties style:font-name="JetBrains Mono" fo:color="#BCBEC4" fo:language="en" fo:country="US"/>
    </style:style>
    <style:style style:name="T286" style:parent-style-name="Основнойшрифтабзаца" style:family="text">
      <style:text-properties style:font-name="JetBrains Mono" fo:color="#CF8E6D" fo:language="en" fo:country="US"/>
    </style:style>
    <style:style style:name="T287" style:parent-style-name="Основнойшрифтабзаца" style:family="text">
      <style:text-properties style:font-name="JetBrains Mono" fo:color="#BCBEC4" fo:language="en" fo:country="US"/>
    </style:style>
    <style:style style:name="T288" style:parent-style-name="Основнойшрифтабзаца" style:family="text">
      <style:text-properties style:font-name="JetBrains Mono" fo:color="#CF8E6D" fo:language="en" fo:country="US"/>
    </style:style>
    <style:style style:name="T289" style:parent-style-name="Основнойшрифтабзаца" style:family="text">
      <style:text-properties style:font-name="JetBrains Mono" fo:color="#BCBEC4" fo:language="en" fo:country="US"/>
    </style:style>
    <style:style style:name="T290" style:parent-style-name="Основнойшрифтабзаца" style:family="text">
      <style:text-properties style:font-name="JetBrains Mono" fo:color="#CF8E6D" fo:language="en" fo:country="US"/>
    </style:style>
    <style:style style:name="T291" style:parent-style-name="Основнойшрифтабзаца" style:family="text">
      <style:text-properties style:font-name="JetBrains Mono" fo:color="#BCBEC4" fo:language="en" fo:country="US"/>
    </style:style>
    <style:style style:name="T292" style:parent-style-name="Основнойшрифтабзаца" style:family="text">
      <style:text-properties style:font-name="JetBrains Mono" fo:color="#7A7E85" fo:language="en" fo:country="US"/>
    </style:style>
    <style:style style:name="T293" style:parent-style-name="Основнойшрифтабзаца" style:family="text">
      <style:text-properties style:font-name="JetBrains Mono" fo:color="#7A7E85"/>
    </style:style>
    <style:style style:name="T294" style:parent-style-name="Основнойшрифтабзаца" style:family="text">
      <style:text-properties style:font-name="JetBrains Mono" fo:color="#7A7E85" fo:language="en" fo:country="US"/>
    </style:style>
    <style:style style:name="T295" style:parent-style-name="Основнойшрифтабзаца" style:family="text">
      <style:text-properties style:font-name="JetBrains Mono" fo:color="#7A7E85"/>
    </style:style>
    <style:style style:name="T296" style:parent-style-name="Основнойшрифтабзаца" style:family="text">
      <style:text-properties style:font-name="JetBrains Mono" fo:color="#7A7E85" fo:language="en" fo:country="US"/>
    </style:style>
    <style:style style:name="T297" style:parent-style-name="Основнойшрифтабзаца" style:family="text">
      <style:text-properties style:font-name="JetBrains Mono" fo:color="#BCBEC4" fo:language="en" fo:country="US"/>
    </style:style>
    <style:style style:name="T298" style:parent-style-name="Основнойшрифтабзаца" style:family="text">
      <style:text-properties style:font-name="JetBrains Mono" fo:color="#6AAB73" fo:language="en" fo:country="US"/>
    </style:style>
    <style:style style:name="T299" style:parent-style-name="Основнойшрифтабзаца" style:family="text">
      <style:text-properties style:font-name="JetBrains Mono" fo:color="#6AAB73"/>
    </style:style>
    <style:style style:name="T300" style:parent-style-name="Основнойшрифтабзаца" style:family="text">
      <style:text-properties style:font-name="JetBrains Mono" fo:color="#6AAB73" fo:language="en" fo:country="US"/>
    </style:style>
    <style:style style:name="T301" style:parent-style-name="Основнойшрифтабзаца" style:family="text">
      <style:text-properties style:font-name="JetBrains Mono" fo:color="#6AAB73"/>
    </style:style>
    <style:style style:name="T302" style:parent-style-name="Основнойшрифтабзаца" style:family="text">
      <style:text-properties style:font-name="JetBrains Mono" fo:color="#6AAB73" fo:language="en" fo:country="US"/>
    </style:style>
    <style:style style:name="T303" style:parent-style-name="Основнойшрифтабзаца" style:family="text">
      <style:text-properties style:font-name="JetBrains Mono" fo:color="#BCBEC4" fo:language="en" fo:country="US"/>
    </style:style>
    <style:style style:name="T304" style:parent-style-name="Основнойшрифтабзаца" style:family="text">
      <style:text-properties style:font-name="JetBrains Mono" fo:color="#BCBEC4" fo:language="en" fo:country="US"/>
    </style:style>
    <style:style style:name="T305" style:parent-style-name="Основнойшрифтабзаца" style:family="text">
      <style:text-properties style:font-name="JetBrains Mono" fo:color="#CF8E6D" fo:language="en" fo:country="US"/>
    </style:style>
    <style:style style:name="T306" style:parent-style-name="Основнойшрифтабзаца" style:family="text">
      <style:text-properties style:font-name="JetBrains Mono" fo:color="#BCBEC4" fo:language="en" fo:country="US"/>
    </style:style>
    <style:style style:name="T307" style:parent-style-name="Основнойшрифтабзаца" style:family="text">
      <style:text-properties style:font-name="JetBrains Mono" fo:color="#CF8E6D" fo:language="en" fo:country="US"/>
    </style:style>
    <style:style style:name="T308" style:parent-style-name="Основнойшрифтабзаца" style:family="text">
      <style:text-properties style:font-name="JetBrains Mono" fo:color="#BCBEC4" fo:language="en" fo:country="US"/>
    </style:style>
    <style:style style:name="T309" style:parent-style-name="Основнойшрифтабзаца" style:family="text">
      <style:text-properties style:font-name="JetBrains Mono" fo:color="#CF8E6D" fo:language="en" fo:country="US"/>
    </style:style>
    <style:style style:name="T310" style:parent-style-name="Основнойшрифтабзаца" style:family="text">
      <style:text-properties style:font-name="JetBrains Mono" fo:color="#BCBEC4" fo:language="en" fo:country="US"/>
    </style:style>
    <style:style style:name="T311" style:parent-style-name="Основнойшрифтабзаца" style:family="text">
      <style:text-properties style:font-name="JetBrains Mono" fo:color="#BCBEC4" fo:language="en" fo:country="US"/>
    </style:style>
    <style:style style:name="T312" style:parent-style-name="Основнойшрифтабзаца" style:family="text">
      <style:text-properties style:font-name="JetBrains Mono" fo:color="#6AAB73" fo:language="en" fo:country="US"/>
    </style:style>
    <style:style style:name="T313" style:parent-style-name="Основнойшрифтабзаца" style:family="text">
      <style:text-properties style:font-name="JetBrains Mono" fo:color="#6AAB73"/>
    </style:style>
    <style:style style:name="T314" style:parent-style-name="Основнойшрифтабзаца" style:family="text">
      <style:text-properties style:font-name="JetBrains Mono" fo:color="#6AAB73" fo:language="en" fo:country="US"/>
    </style:style>
    <style:style style:name="T315" style:parent-style-name="Основнойшрифтабзаца" style:family="text">
      <style:text-properties style:font-name="JetBrains Mono" fo:color="#6AAB73"/>
    </style:style>
    <style:style style:name="T316" style:parent-style-name="Основнойшрифтабзаца" style:family="text">
      <style:text-properties style:font-name="JetBrains Mono" fo:color="#6AAB73" fo:language="en" fo:country="US"/>
    </style:style>
    <style:style style:name="T317" style:parent-style-name="Основнойшрифтабзаца" style:family="text">
      <style:text-properties style:font-name="JetBrains Mono" fo:color="#BCBEC4" fo:language="en" fo:country="US"/>
    </style:style>
    <style:style style:name="T318" style:parent-style-name="Основнойшрифтабзаца" style:family="text">
      <style:text-properties style:font-name="JetBrains Mono" fo:color="#BCBEC4" fo:language="en" fo:country="US"/>
    </style:style>
    <style:style style:name="T319" style:parent-style-name="Основнойшрифтабзаца" style:family="text">
      <style:text-properties style:font-name="JetBrains Mono" fo:color="#CF8E6D" fo:language="en" fo:country="US"/>
    </style:style>
    <style:style style:name="T320" style:parent-style-name="Основнойшрифтабзаца" style:family="text">
      <style:text-properties style:font-name="JetBrains Mono" fo:color="#BCBEC4" fo:language="en" fo:country="US"/>
    </style:style>
    <style:style style:name="T321" style:parent-style-name="Основнойшрифтабзаца" style:family="text">
      <style:text-properties style:font-name="JetBrains Mono" fo:color="#BCBEC4" fo:language="en" fo:country="US"/>
    </style:style>
    <style:style style:name="T322" style:parent-style-name="Основнойшрифтабзаца" style:family="text">
      <style:text-properties style:font-name="JetBrains Mono" fo:color="#6AAB73" fo:language="en" fo:country="US"/>
    </style:style>
    <style:style style:name="T323" style:parent-style-name="Основнойшрифтабзаца" style:family="text">
      <style:text-properties style:font-name="JetBrains Mono" fo:color="#6AAB73"/>
    </style:style>
    <style:style style:name="T324" style:parent-style-name="Основнойшрифтабзаца" style:family="text">
      <style:text-properties style:font-name="JetBrains Mono" fo:color="#6AAB73" fo:language="en" fo:country="US"/>
    </style:style>
    <style:style style:name="T325" style:parent-style-name="Основнойшрифтабзаца" style:family="text">
      <style:text-properties style:font-name="JetBrains Mono" fo:color="#6AAB73"/>
    </style:style>
    <style:style style:name="T326" style:parent-style-name="Основнойшрифтабзаца" style:family="text">
      <style:text-properties style:font-name="JetBrains Mono" fo:color="#6AAB73" fo:language="en" fo:country="US"/>
    </style:style>
    <style:style style:name="T327" style:parent-style-name="Основнойшрифтабзаца" style:family="text">
      <style:text-properties style:font-name="JetBrains Mono" fo:color="#BCBEC4" fo:language="en" fo:country="US"/>
    </style:style>
    <style:style style:name="P328" style:parent-style-name="Standard" style:family="paragraph">
      <style:text-properties fo:color="#000000" fo:font-size="13pt" style:font-size-asian="13pt" style:font-size-complex="13pt" fo:language="en" fo:country="US"/>
    </style:style>
    <style:style style:name="P329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330" style:parent-style-name="Standard" style:family="paragraph">
      <style:text-properties fo:color="#000000" fo:font-size="13pt" style:font-size-asian="13pt" style:font-size-complex="13pt"/>
    </style:style>
    <style:style style:name="P331" style:parent-style-name="Standard" style:family="paragraph">
      <style:text-properties fo:color="#000000" fo:font-size="13pt" style:font-size-asian="13pt" style:font-size-complex="13pt"/>
    </style:style>
    <style:style style:name="P332" style:parent-style-name="Standard" style:family="paragraph">
      <style:text-properties fo:color="#000000" fo:font-size="13pt" style:font-size-asian="13pt" style:font-size-complex="13pt"/>
    </style:style>
    <style:style style:name="P333" style:parent-style-name="Standard" style:family="paragraph">
      <style:text-properties fo:color="#000000" fo:font-size="13pt" style:font-size-asian="13pt" style:font-size-complex="13pt"/>
    </style:style>
    <style:style style:name="T334" style:parent-style-name="Основнойшрифтабзаца" style:family="text">
      <style:text-properties fo:color="#000000" fo:font-size="13pt" style:font-size-asian="13pt" style:font-size-complex="13pt"/>
    </style:style>
    <style:style style:name="T335" style:parent-style-name="Основнойшрифтабзаца" style:family="text">
      <style:text-properties fo:color="#000000" fo:font-size="13pt" style:font-size-asian="13pt" style:font-size-complex="13pt" fo:language="en" fo:country="US"/>
    </style:style>
    <style:style style:name="T336" style:parent-style-name="Основнойшрифтабзаца" style:family="text">
      <style:text-properties fo:color="#000000" fo:font-size="13pt" style:font-size-asian="13pt" style:font-size-complex="13pt"/>
    </style:style>
    <style:style style:name="T337" style:parent-style-name="Основнойшрифтабзаца" style:family="text">
      <style:text-properties fo:color="#000000" fo:font-size="13pt" style:font-size-asian="13pt" style:font-size-complex="13pt" fo:language="en" fo:country="US"/>
    </style:style>
    <style:style style:name="P338" style:parent-style-name="Standard" style:family="paragraph">
      <style:text-properties fo:color="#000000" fo:font-size="13pt" style:font-size-asian="13pt" style:font-size-complex="13pt" fo:language="en" fo:country="US"/>
    </style:style>
    <style:style style:name="P339" style:parent-style-name="Standard" style:family="paragraph">
      <style:text-properties fo:color="#000000" fo:font-size="13pt" style:font-size-asian="13pt" style:font-size-complex="13pt" fo:language="en" fo:country="US"/>
    </style:style>
    <style:style style:name="P340" style:parent-style-name="Standard" style:family="paragraph">
      <style:text-properties fo:color="#000000" fo:font-size="13pt" style:font-size-asian="13pt" style:font-size-complex="13pt" fo:language="en" fo:country="US"/>
    </style:style>
    <style:style style:name="T341" style:parent-style-name="Основнойшрифтабзаца" style:family="text">
      <style:text-properties fo:font-weight="bold" style:font-weight-asian="bold" style:font-weight-complex="bold" fo:color="#000000" fo:font-size="13pt" style:font-size-asian="13pt" style:font-size-complex="13pt"/>
    </style:style>
    <style:style style:name="T342" style:parent-style-name="Основнойшрифтабзаца" style:family="text">
      <style:text-properties fo:color="#000000" fo:font-size="13pt" style:font-size-asian="13pt" style:font-size-complex="13pt"/>
    </style:style>
    <style:style style:name="P34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44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4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4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4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4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4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5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5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5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5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54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5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5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5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5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5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6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6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362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363" style:parent-style-name="Обычный" style:family="paragraph">
      <style:paragraph-properties fo:text-align="center"/>
    </style:style>
    <style:style style:name="P364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365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366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367" style:parent-style-name="Обычный" style:family="paragraph">
      <style:text-properties fo:font-size="10pt" style:font-size-asian="10pt" style:font-size-complex="10pt"/>
    </style:style>
    <style:style style:name="P36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369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370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371" style:parent-style-name="Обычный" style:family="paragraph">
      <style:paragraph-properties fo:text-align="center"/>
      <style:text-properties fo:font-size="9pt" style:font-size-asian="9pt" style:font-size-complex="9pt"/>
    </style:style>
    <style:style style:name="T372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373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374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375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376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377" style:parent-style-name="Обычный" style:family="paragraph">
      <style:paragraph-properties fo:text-align="center"/>
      <style:text-properties fo:font-size="8pt" style:font-size-asian="8pt" style:font-size-complex="8pt"/>
    </style:style>
    <style:style style:name="T378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379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380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381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382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383" style:parent-style-name="Обычный" style:family="paragraph">
      <style:paragraph-properties fo:text-align="center"/>
      <style:text-properties fo:font-size="9pt" style:font-size-asian="9pt" style:font-size-complex="9pt"/>
    </style:style>
    <style:style style:name="T384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385" style:parent-style-name="Обычный" style:family="paragraph">
      <style:paragraph-properties fo:text-align="center"/>
      <style:text-properties fo:font-size="9pt" style:font-size-asian="9pt" style:font-size-complex="9pt"/>
    </style:style>
    <style:style style:name="T386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387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38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389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390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391" style:parent-style-name="Обычный" style:family="paragraph">
      <style:paragraph-properties fo:text-align="center"/>
      <style:text-properties fo:font-size="8pt" style:font-size-asian="8pt" style:font-size-complex="8pt"/>
    </style:style>
    <style:style style:name="T392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393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394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395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39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397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398" style:parent-style-name="Обычный" style:family="paragraph">
      <style:paragraph-properties fo:text-align="center"/>
      <style:text-properties fo:font-size="9pt" style:font-size-asian="9pt" style:font-size-complex="9pt"/>
    </style:style>
    <style:style style:name="T399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400" style:parent-style-name="Обычный" style:family="paragraph">
      <style:paragraph-properties fo:text-align="center"/>
      <style:text-properties fo:font-size="9pt" style:font-size-asian="9pt" style:font-size-complex="9pt"/>
    </style:style>
    <style:style style:name="T401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402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403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404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405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406" style:parent-style-name="Обычный" style:family="paragraph">
      <style:paragraph-properties fo:text-align="center"/>
      <style:text-properties fo:font-size="8pt" style:font-size-asian="8pt" style:font-size-complex="8pt"/>
    </style:style>
    <style:style style:name="T407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408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409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410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41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412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413" style:parent-style-name="Обычный" style:family="paragraph">
      <style:paragraph-properties fo:text-align="center"/>
      <style:text-properties fo:font-size="9pt" style:font-size-asian="9pt" style:font-size-complex="9pt"/>
    </style:style>
    <style:style style:name="T414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415" style:parent-style-name="Обычный" style:family="paragraph">
      <style:paragraph-properties style:text-autospace="none"/>
    </style:style>
    <style:style style:name="T416" style:parent-style-name="Основнойшрифтабзаца" style:family="text">
      <style:text-properties style:font-name-asian="JetBrains Mono" style:font-name-complex="JetBrains Mono" fo:color="#000000" fo:font-size="9pt" style:font-size-asian="9pt" style:font-size-complex="9pt" fo:language="en" fo:country="US"/>
    </style:style>
    <style:style style:name="T417" style:parent-style-name="Основнойшрифтабзаца" style:family="text">
      <style:text-properties style:font-name-asian="JetBrains Mono" style:font-name-complex="JetBrains Mono" fo:color="#000000" fo:font-size="9pt" style:font-size-asian="9pt" style:font-size-complex="9pt" fo:language="en" fo:country="US"/>
    </style:style>
    <style:style style:name="P418" style:parent-style-name="Обычный" style:family="paragraph">
      <style:paragraph-properties style:text-autospace="none"/>
    </style:style>
    <style:style style:name="T419" style:parent-style-name="Основнойшрифтабзаца" style:family="text">
      <style:text-properties style:font-name-asian="JetBrains Mono" style:font-name-complex="JetBrains Mono" fo:color="#000000" fo:font-size="9pt" style:font-size-asian="9pt" style:font-size-complex="9pt" fo:language="en" fo:country="US"/>
    </style:style>
    <style:style style:name="P420" style:parent-style-name="Обычный" style:family="paragraph">
      <style:paragraph-properties style:text-autospace="none"/>
    </style:style>
    <style:style style:name="T421" style:parent-style-name="Основнойшрифтабзаца" style:family="text">
      <style:text-properties style:font-name-asian="JetBrains Mono" style:font-name-complex="JetBrains Mono" fo:color="#000000" fo:font-size="9pt" style:font-size-asian="9pt" style:font-size-complex="9pt"/>
    </style:style>
    <style:style style:name="P42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423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424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425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426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42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428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429" style:parent-style-name="Обычный" style:family="paragraph">
      <style:paragraph-properties style:text-autospace="none"/>
    </style:style>
    <style:style style:name="T430" style:parent-style-name="Основнойшрифтабзаца" style:family="text">
      <style:text-properties style:font-name-asian="JetBrains Mono" style:font-name-complex="JetBrains Mono" fo:color="#000000" fo:font-size="9pt" style:font-size-asian="9pt" style:font-size-complex="9pt"/>
    </style:style>
    <style:style style:name="T431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432" style:parent-style-name="Обычный" style:family="paragraph">
      <style:paragraph-properties style:text-autospace="none"/>
    </style:style>
    <style:style style:name="T433" style:parent-style-name="Основнойшрифтабзаца" style:family="text">
      <style:text-properties style:font-name-asian="JetBrains Mono" style:font-name-complex="JetBrains Mono" fo:color="#000000" fo:font-size="9pt" style:font-size-asian="9pt" style:font-size-complex="9pt" fo:language="en" fo:country="US"/>
    </style:style>
    <style:style style:name="T434" style:parent-style-name="Основнойшрифтабзаца" style:family="text">
      <style:text-properties style:font-name-asian="JetBrains Mono" style:font-name-complex="JetBrains Mono" fo:color="#000000" fo:font-size="9pt" style:font-size-asian="9pt" style:font-size-complex="9pt" fo:language="en" fo:country="US"/>
    </style:style>
    <style:style style:name="P435" style:parent-style-name="Обычный" style:family="paragraph">
      <style:paragraph-properties style:text-autospace="none"/>
    </style:style>
    <style:style style:name="T436" style:parent-style-name="Основнойшрифтабзаца" style:family="text">
      <style:text-properties style:font-name-asian="JetBrains Mono" style:font-name-complex="JetBrains Mono" fo:color="#000000" fo:font-size="9pt" style:font-size-asian="9pt" style:font-size-complex="9pt" fo:language="en" fo:country="US"/>
    </style:style>
    <style:style style:name="P437" style:parent-style-name="Обычный" style:family="paragraph">
      <style:paragraph-properties style:text-autospace="none"/>
    </style:style>
    <style:style style:name="T438" style:parent-style-name="Основнойшрифтабзаца" style:family="text">
      <style:text-properties style:font-name-asian="JetBrains Mono" style:font-name-complex="JetBrains Mono" fo:color="#000000" fo:font-size="9pt" style:font-size-asian="9pt" style:font-size-complex="9pt"/>
    </style:style>
    <style:style style:name="T439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440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441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442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443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444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445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446" style:parent-style-name="Обычный" style:family="paragraph">
      <style:paragraph-properties style:text-autospace="none"/>
    </style:style>
    <style:style style:name="T447" style:parent-style-name="Основнойшрифтабзаца" style:family="text">
      <style:text-properties style:font-name-asian="JetBrains Mono" style:font-name-complex="JetBrains Mono" fo:color="#000000" fo:font-size="9pt" style:font-size-asian="9pt" style:font-size-complex="9pt"/>
    </style:style>
    <style:style style:name="T448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449" style:parent-style-name="Обычный" style:family="paragraph">
      <style:paragraph-properties style:text-autospace="none"/>
    </style:style>
    <style:style style:name="T450" style:parent-style-name="Основнойшрифтабзаца" style:family="text">
      <style:text-properties style:font-name-asian="JetBrains Mono" style:font-name-complex="JetBrains Mono" fo:color="#000000" fo:font-size="9pt" style:font-size-asian="9pt" style:font-size-complex="9pt"/>
    </style:style>
    <style:style style:name="T451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452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45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454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455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456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457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45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45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46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46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46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46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464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465" style:parent-style-name="Обычный" style:family="paragraph">
      <style:paragraph-properties fo:text-align="center"/>
      <style:text-properties fo:font-size="9pt" style:font-size-asian="9pt" style:font-size-complex="9pt"/>
    </style:style>
    <style:style style:name="T466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467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468" style:parent-style-name="Обычный" style:family="paragraph">
      <style:paragraph-properties fo:text-align="center"/>
      <style:text-properties fo:font-size="9pt" style:font-size-asian="9pt" style:font-size-complex="9pt"/>
    </style:style>
    <style:style style:name="T469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470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471" style:parent-style-name="Обычный" style:family="paragraph">
      <style:paragraph-properties fo:text-align="center"/>
      <style:text-properties fo:font-size="9pt" style:font-size-asian="9pt" style:font-size-complex="9pt"/>
    </style:style>
    <style:style style:name="T472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473" style:parent-style-name="Обычный" style:family="paragraph">
      <style:paragraph-properties fo:text-align="center"/>
    </style:style>
    <style:style style:name="T474" style:parent-style-name="Основнойшрифтабзаца" style:family="text">
      <style:text-properties fo:font-size="9pt" style:font-size-asian="9pt" style:font-size-complex="9pt"/>
    </style:style>
    <style:style style:name="T475" style:parent-style-name="Основнойшрифтабзаца" style:family="text">
      <style:text-properties fo:font-size="9pt" style:font-size-asian="9pt" style:font-size-complex="9pt"/>
    </style:style>
    <style:style style:name="T476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477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478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479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480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481" style:parent-style-name="Обычный" style:family="paragraph">
      <style:paragraph-properties fo:text-align="center"/>
      <style:text-properties fo:font-size="9pt" style:font-size-asian="9pt" style:font-size-complex="9pt"/>
    </style:style>
    <style:style style:name="T482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483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484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485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486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487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488" style:parent-style-name="Обычный" style:family="paragraph">
      <style:paragraph-properties style:text-autospace="none" fo:text-align="center"/>
    </style:style>
    <style:style style:name="T489" style:parent-style-name="Основнойшрифтабзаца" style:family="text">
      <style:text-properties style:font-name="JetBrains Mono" style:font-name-asian="JetBrains Mono" style:font-name-complex="JetBrains Mono" fo:color="#000000" fo:font-size="9pt" style:font-size-asian="9pt" style:font-size-complex="9pt"/>
    </style:style>
    <style:style style:name="P490" style:parent-style-name="Обычный" style:family="paragraph">
      <style:paragraph-properties style:text-autospace="none" fo:text-align="center"/>
    </style:style>
    <style:style style:name="T491" style:parent-style-name="Основнойшрифтабзаца" style:family="text">
      <style:text-properties style:font-name="JetBrains Mono" style:font-name-asian="JetBrains Mono" style:font-name-complex="JetBrains Mono" fo:color="#000000" fo:font-size="9pt" style:font-size-asian="9pt" style:font-size-complex="9pt"/>
    </style:style>
    <style:style style:name="T492" style:parent-style-name="Основнойшрифтабзаца" style:family="text">
      <style:text-properties style:font-name="JetBrains Mono" style:font-name-asian="JetBrains Mono" style:font-name-complex="JetBrains Mono" fo:color="#000000" fo:font-size="9pt" style:font-size-asian="9pt" style:font-size-complex="9pt"/>
    </style:style>
    <style:style style:name="P493" style:parent-style-name="Обычный" style:family="paragraph">
      <style:paragraph-properties style:text-autospace="none" fo:text-align="center"/>
    </style:style>
    <style:style style:name="T494" style:parent-style-name="Основнойшрифтабзаца" style:family="text">
      <style:text-properties style:font-name="JetBrains Mono" style:font-name-asian="JetBrains Mono" style:font-name-complex="JetBrains Mono" fo:color="#000000" fo:font-size="9pt" style:font-size-asian="9pt" style:font-size-complex="9pt"/>
    </style:style>
    <style:style style:name="T495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496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497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498" style:parent-style-name="Обычный" style:family="paragraph">
      <style:paragraph-properties style:text-autospace="none"/>
    </style:style>
    <style:style style:name="T499" style:parent-style-name="Основнойшрифтабзаца" style:family="text">
      <style:text-properties style:font-name="JetBrains Mono" style:font-name-asian="JetBrains Mono" style:font-name-complex="JetBrains Mono" fo:color="#000000" fo:font-size="9pt" style:font-size-asian="9pt" style:font-size-complex="9pt"/>
    </style:style>
    <style:style style:name="T500" style:parent-style-name="Основнойшрифтабзаца" style:family="text">
      <style:text-properties style:font-name="JetBrains Mono" style:font-name-asian="JetBrains Mono" style:font-name-complex="JetBrains Mono" fo:color="#000000" fo:font-size="9pt" style:font-size-asian="9pt" style:font-size-complex="9pt"/>
    </style:style>
    <style:style style:name="P501" style:parent-style-name="Обычный" style:family="paragraph">
      <style:paragraph-properties style:text-autospace="none"/>
    </style:style>
    <style:style style:name="T502" style:parent-style-name="Основнойшрифтабзаца" style:family="text">
      <style:text-properties style:font-name="JetBrains Mono" style:font-name-asian="JetBrains Mono" style:font-name-complex="JetBrains Mono" fo:color="#000000" fo:font-size="9pt" style:font-size-asian="9pt" style:font-size-complex="9pt"/>
    </style:style>
    <style:style style:name="P503" style:parent-style-name="Обычный" style:family="paragraph">
      <style:paragraph-properties style:text-autospace="none"/>
    </style:style>
    <style:style style:name="T504" style:parent-style-name="Основнойшрифтабзаца" style:family="text">
      <style:text-properties style:font-name="JetBrains Mono" style:font-name-asian="JetBrains Mono" style:font-name-complex="JetBrains Mono" fo:color="#000000" fo:font-size="9pt" style:font-size-asian="9pt" style:font-size-complex="9pt"/>
    </style:style>
    <style:style style:name="T505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506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507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508" style:parent-style-name="Обычный" style:family="paragraph">
      <style:paragraph-properties style:text-autospace="none"/>
    </style:style>
    <style:style style:name="T509" style:parent-style-name="Основнойшрифтабзаца" style:family="text">
      <style:text-properties style:font-name="JetBrains Mono" style:font-name-asian="JetBrains Mono" style:font-name-complex="JetBrains Mono" fo:color="#000000" fo:font-size="9pt" style:font-size-asian="9pt" style:font-size-complex="9pt"/>
    </style:style>
    <style:style style:name="P510" style:parent-style-name="Обычный" style:family="paragraph">
      <style:paragraph-properties style:text-autospace="none"/>
    </style:style>
    <style:style style:name="T511" style:parent-style-name="Основнойшрифтабзаца" style:family="text">
      <style:text-properties style:font-name="JetBrains Mono" style:font-name-asian="JetBrains Mono" style:font-name-complex="JetBrains Mono" fo:color="#000000" fo:font-size="9pt" style:font-size-asian="9pt" style:font-size-complex="9pt"/>
    </style:style>
    <style:style style:name="P512" style:parent-style-name="Обычный" style:family="paragraph">
      <style:paragraph-properties style:text-autospace="none"/>
    </style:style>
    <style:style style:name="T513" style:parent-style-name="Основнойшрифтабзаца" style:family="text">
      <style:text-properties style:font-name="JetBrains Mono" style:font-name-asian="JetBrains Mono" style:font-name-complex="JetBrains Mono" fo:color="#000000" fo:font-size="9pt" style:font-size-asian="9pt" style:font-size-complex="9pt"/>
    </style:style>
    <style:style style:name="T514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515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516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517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518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519" style:parent-style-name="Обычный" style:family="paragraph">
      <style:paragraph-properties style:text-autospace="none"/>
    </style:style>
    <style:style style:name="T520" style:parent-style-name="Основнойшрифтабзаца" style:family="text">
      <style:text-properties style:font-name-asian="JetBrains Mono" style:font-name-complex="JetBrains Mono" fo:color="#000000" fo:font-size="10pt" style:font-size-asian="10pt" style:font-size-complex="10pt"/>
    </style:style>
    <style:style style:name="P521" style:parent-style-name="Обычный" style:family="paragraph">
      <style:paragraph-properties style:text-autospace="none"/>
    </style:style>
    <style:style style:name="T522" style:parent-style-name="Основнойшрифтабзаца" style:family="text">
      <style:text-properties style:font-name-asian="JetBrains Mono" style:font-name-complex="JetBrains Mono" fo:color="#000000" fo:font-size="10pt" style:font-size-asian="10pt" style:font-size-complex="10pt"/>
    </style:style>
    <style:style style:name="P523" style:parent-style-name="Обычный" style:family="paragraph">
      <style:paragraph-properties style:text-autospace="none"/>
    </style:style>
    <style:style style:name="T524" style:parent-style-name="Основнойшрифтабзаца" style:family="text">
      <style:text-properties style:font-name-asian="JetBrains Mono" style:font-name-complex="JetBrains Mono" fo:color="#000000" fo:font-size="10pt" style:font-size-asian="10pt" style:font-size-complex="10pt"/>
    </style:style>
    <style:style style:name="T525" style:parent-style-name="Основнойшрифтабзаца" style:family="text">
      <style:text-properties style:font-name-asian="JetBrains Mono" style:font-name-complex="JetBrains Mono" fo:color="#000000" fo:font-size="10pt" style:font-size-asian="10pt" style:font-size-complex="10pt"/>
    </style:style>
    <style:style style:name="T526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527" style:parent-style-name="Обычный" style:family="paragraph">
      <style:paragraph-properties style:text-autospace="none"/>
    </style:style>
    <style:style style:name="T528" style:parent-style-name="Основнойшрифтабзаца" style:family="text">
      <style:text-properties style:font-name-asian="JetBrains Mono" style:font-name-complex="JetBrains Mono" fo:color="#000000" fo:font-size="10pt" style:font-size-asian="10pt" style:font-size-complex="10pt" fo:language="en" fo:country="US"/>
    </style:style>
    <style:style style:name="P529" style:parent-style-name="Обычный" style:family="paragraph">
      <style:paragraph-properties style:text-autospace="none"/>
    </style:style>
    <style:style style:name="T530" style:parent-style-name="Основнойшрифтабзаца" style:family="text">
      <style:text-properties style:font-name-asian="JetBrains Mono" style:font-name-complex="JetBrains Mono" fo:color="#000000" fo:font-size="10pt" style:font-size-asian="10pt" style:font-size-complex="10pt" fo:language="en" fo:country="US"/>
    </style:style>
    <style:style style:name="P531" style:parent-style-name="Обычный" style:family="paragraph">
      <style:paragraph-properties style:text-autospace="none"/>
    </style:style>
    <style:style style:name="T532" style:parent-style-name="Основнойшрифтабзаца" style:family="text">
      <style:text-properties style:font-name-asian="JetBrains Mono" style:font-name-complex="JetBrains Mono" fo:color="#000000" fo:font-size="10pt" style:font-size-asian="10pt" style:font-size-complex="10pt" fo:language="en" fo:country="US"/>
    </style:style>
    <style:style style:name="T533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534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535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536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537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538" style:parent-style-name="Обычный" style:family="paragraph">
      <style:paragraph-properties style:text-autospace="none"/>
    </style:style>
    <style:style style:name="T539" style:parent-style-name="Основнойшрифтабзаца" style:family="text">
      <style:text-properties style:font-name-asian="JetBrains Mono" style:font-name-complex="JetBrains Mono" fo:color="#000000" fo:font-size="10pt" style:font-size-asian="10pt" style:font-size-complex="10pt"/>
    </style:style>
    <style:style style:name="P540" style:parent-style-name="Обычный" style:family="paragraph">
      <style:paragraph-properties style:text-autospace="none"/>
    </style:style>
    <style:style style:name="T541" style:parent-style-name="Основнойшрифтабзаца" style:family="text">
      <style:text-properties style:font-name-asian="JetBrains Mono" style:font-name-complex="JetBrains Mono" fo:color="#000000" fo:font-size="10pt" style:font-size-asian="10pt" style:font-size-complex="10pt"/>
    </style:style>
    <style:style style:name="P542" style:parent-style-name="Обычный" style:family="paragraph">
      <style:paragraph-properties style:text-autospace="none"/>
    </style:style>
    <style:style style:name="T543" style:parent-style-name="Основнойшрифтабзаца" style:family="text">
      <style:text-properties style:font-name-asian="JetBrains Mono" style:font-name-complex="JetBrains Mono" fo:color="#000000" fo:font-size="10pt" style:font-size-asian="10pt" style:font-size-complex="10pt"/>
    </style:style>
    <style:style style:name="T544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545" style:parent-style-name="Обычный" style:family="paragraph">
      <style:paragraph-properties style:text-autospace="none"/>
    </style:style>
    <style:style style:name="T546" style:parent-style-name="Основнойшрифтабзаца" style:family="text">
      <style:text-properties style:font-name-asian="JetBrains Mono" style:font-name-complex="JetBrains Mono" fo:color="#000000" fo:font-size="10pt" style:font-size-asian="10pt" style:font-size-complex="10pt"/>
    </style:style>
    <style:style style:name="T547" style:parent-style-name="Основнойшрифтабзаца" style:family="text">
      <style:text-properties style:font-name-asian="JetBrains Mono" style:font-name-complex="JetBrains Mono" fo:color="#000000" fo:font-size="10pt" style:font-size-asian="10pt" style:font-size-complex="10pt"/>
    </style:style>
    <style:style style:name="P548" style:parent-style-name="Обычный" style:family="paragraph">
      <style:paragraph-properties style:text-autospace="none"/>
    </style:style>
    <style:style style:name="T549" style:parent-style-name="Основнойшрифтабзаца" style:family="text">
      <style:text-properties style:font-name-asian="JetBrains Mono" style:font-name-complex="JetBrains Mono" fo:color="#000000" fo:font-size="10pt" style:font-size-asian="10pt" style:font-size-complex="10pt"/>
    </style:style>
    <style:style style:name="T550" style:parent-style-name="Основнойшрифтабзаца" style:family="text">
      <style:text-properties style:font-name-asian="JetBrains Mono" style:font-name-complex="JetBrains Mono" fo:color="#000000" fo:font-size="10pt" style:font-size-asian="10pt" style:font-size-complex="10pt"/>
    </style:style>
    <style:style style:name="P551" style:parent-style-name="Обычный" style:family="paragraph">
      <style:paragraph-properties style:text-autospace="none"/>
    </style:style>
    <style:style style:name="T552" style:parent-style-name="Основнойшрифтабзаца" style:family="text">
      <style:text-properties style:font-name-asian="JetBrains Mono" style:font-name-complex="JetBrains Mono" fo:color="#000000" fo:font-size="10pt" style:font-size-asian="10pt" style:font-size-complex="10pt"/>
    </style:style>
    <style:style style:name="T553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554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555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556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557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558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559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560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family="graphic" style:name="a86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8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0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8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2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53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5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5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5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7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5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0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5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2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2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90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9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92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93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94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95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96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60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6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62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63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6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5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6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67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30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68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69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32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3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3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5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37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3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72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7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4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75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7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7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4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8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4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79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42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43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44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45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4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48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49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1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1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80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8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99cc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3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84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85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Практическое занятие № 3</text:p>
      <text:p text:style-name="Standard"><text:span text:style-name="T2">Тема:</text:span><text:span text:style-name="T3"><text:s/>Знакомство и работа с IDE PyCharm Community. Построение программ линейной структуры в IDE PyCharm Community.</text:span></text:p>
      <text:p text:style-name="P4"><text:span text:style-name="T5">Цель:</text:span><text:span text:style-name="T6"><text:s/>закрепить усвоенные знания, понятия, алгоритмы, основные принципы составления программ, приобрести навыки составление программ ветвящейся ст</text:span><text:span text:style-name="T7">руктуры в IDE PyCharm Communit</text:span></text:p>
      <text:p text:style-name="P8">Постановка задачи:</text:p>
      <text:p text:style-name="P9"><text:bookmark-start text:name="__DdeLink__106_230873206"/><text:bookmark-end text:name="__DdeLink__106_230873206"/>1. Дано целое положительное число. Проверить истинность высказывания: «Данное число является нечетным трехзначным».</text:p>
      <text:p text:style-name="P10">2. Даны три числа. Найти среднее из них (то есть число, расположенное между наименьшим и наибольшим).</text:p>
      <text:p text:style-name="Standard"><text:span text:style-name="T11">Тип алгоритма:</text:span><text:span text:style-name="T12"><text:s/>с ветвлениями.</text:span></text:p>
      <text:p text:style-name="P13">Блок-схема алгоритма:</text:p>
      <text:p text:style-name="P14">см. в конце документа</text:p>
      <text:p text:style-name="P15">Текст программы:</text:p>
      <text:p text:style-name="P16"><text:span text:style-name="T17">#1. Дано целое положительное число. Проверить истинность высказывания: «Данное число является нечетным трехзначным».</text:span><text:span text:style-name="T18"><text:line-break/></text:span><text:span text:style-name="T19">number=input(</text:span><text:span text:style-name="T20">"Введите целое число: "</text:span><text:span text:style-name="T21">) <text:s text:c="10"/></text:span><text:span text:style-name="T22">#ввод числа</text:span><text:span text:style-name="T23"><text:line-break/></text:span><text:span text:style-name="T24">while<text:s/></text:span><text:span text:style-name="T25">type(number) != int: <text:s text:c="21"/></text:span><text:span text:style-name="T26"># обработка исключений</text:span><text:span text:style-name="T27"><text:line-break/><text:s text:c="4"/></text:span><text:span text:style-name="T28">try</text:span><text:span text:style-name="T29">:</text:span><text:span text:style-name="T30"><text:line-break/><text:s text:c="8"/>number = int(number)</text:span><text:span text:style-name="T31"><text:line-break/><text:s text:c="4"/></text:span><text:span text:style-name="T32">except<text:s/></text:span><text:span text:style-name="T33">ValueError:</text:span><text:span text:style-name="T34"><text:line-break/><text:s text:c="7"/>print(</text:span><text:span text:style-name="T35">"Неправильно ввели!"</text:span><text:span text:style-name="T36">)</text:span><text:span text:style-name="T37"><text:line-break/><text:s text:c="7"/></text:span><text:span text:style-name="T38">number = input(</text:span><text:span text:style-name="T39">"</text:span><text:span text:style-name="T40">Введите</text:span><text:span text:style-name="T41"><text:s/></text:span><text:span text:style-name="T42">целое</text:span><text:span text:style-name="T43"><text:s/></text:span><text:span text:style-name="T44">число</text:span><text:span text:style-name="T45">: "</text:span><text:span text:style-name="T46">)</text:span><text:span text:style-name="T47"><text:line-break/></text:span><text:span text:style-name="T48"><text:line-break/></text:span><text:span text:style-name="T49">if<text:s/></text:span><text:span text:style-name="T50">number %<text:s/></text:span><text:span text:style-name="T51">2<text:s/></text:span><text:span text:style-name="T52">!=<text:s/></text:span><text:span text:style-name="T53">0<text:s/></text:span><text:span text:style-name="T54">and<text:s/></text:span><text:span text:style-name="T55">(number //<text:s/></text:span><text:span text:style-name="T56">100<text:s/></text:span><text:span text:style-name="T57">&lt;=<text:s/></text:span><text:span text:style-name="T58">10<text:s/></text:span><text:span text:style-name="T59">and<text:s/></text:span><text:span text:style-name="T60">number //<text:s/></text:span><text:span text:style-name="T61">100<text:s/></text:span><text:span text:style-name="T62">!=<text:s/></text:span><text:span text:style-name="T63">0</text:span><text:span text:style-name="T64">): <text:s text:c="30"/></text:span><text:span text:style-name="T65">#Проверка истинности</text:span><text:span text:style-name="T66"><text:line-break/><text:s text:c="4"/></text:span><text:span text:style-name="T67">print(</text:span><text:span text:style-name="T68">"Истинность высказывания верна! Данное число является нечетным и трехзначным."</text:span><text:span text:style-name="T69">)</text:span><text:span text:style-name="T70"><text:line-break/></text:span><text:span text:style-name="T71">elif<text:s/></text:span><text:span text:style-name="T72">number %<text:s/></text:span><text:span text:style-name="T73">2<text:s/></text:span><text:span text:style-name="T74">!=<text:s/></text:span><text:span text:style-name="T75">0<text:s/></text:span><text:span text:style-name="T76">and<text:s/></text:span><text:span text:style-name="T77">(number //<text:s/></text:span><text:span text:style-name="T78">100<text:s/></text:span><text:span text:style-name="T79">&gt;<text:s/></text:span><text:span text:style-name="T80">10<text:s/></text:span><text:span text:style-name="T81">or<text:s/></text:span><text:span text:style-name="T82">number //<text:s/></text:span><text:span text:style-name="T83">100<text:s/></text:span><text:span text:style-name="T84">&lt;<text:s/></text:span><text:span text:style-name="T85">0</text:span><text:span text:style-name="T86">):</text:span><text:span text:style-name="T87"><text:line-break/><text:s text:c="4"/>print(</text:span><text:span text:style-name="T88">"Истинность высказывания неверна! Данное число является нечетным и не трехзначным."</text:span><text:span text:style-name="T89">)</text:span><text:span text:style-name="T90"><text:line-break/></text:span><text:span text:style-name="T91">elif<text:s/></text:span><text:span text:style-name="T92">number %<text:s/></text:span><text:span text:style-name="T93">2<text:s/></text:span><text:span text:style-name="T94">==<text:s/></text:span><text:span text:style-name="T95">0<text:s/></text:span><text:span text:style-name="T96">and<text:s/></text:span><text:span text:style-name="T97">(number //<text:s/></text:span><text:span text:style-name="T98">100<text:s/></text:span><text:span text:style-name="T99">&lt;=<text:s/></text:span><text:span text:style-name="T100">10<text:s/></text:span><text:span text:style-name="T101">and<text:s/></text:span><text:span text:style-name="T102">number //<text:s/></text:span><text:span text:style-name="T103">100<text:s/></text:span><text:span text:style-name="T104">!=<text:s/></text:span><text:span text:style-name="T105">0</text:span><text:span text:style-name="T106">):</text:span><text:span text:style-name="T107"><text:line-break/><text:s text:c="4"/>print(</text:span><text:span text:style-name="T108">"Истинность высказывания неверна! Данное число является четным и трехзначным."</text:span><text:span text:style-name="T109">)</text:span><text:span text:style-name="T110"><text:line-break/></text:span><text:span text:style-name="T111">else</text:span><text:span text:style-name="T112">:</text:span><text:span text:style-name="T113"><text:line-break/><text:s text:c="4"/>print(</text:span><text:span text:style-name="T114">"Истинность высказывания неверна! Данное число является четным и не трехзначным."</text:span><text:span text:style-name="T115">)</text:span></text:p>
      <text:p text:style-name="P116"/>
      <text:p text:style-name="P117"/>
      <text:p text:style-name="P118"/>
      <text:p text:style-name="P119">Протокол работы программы:</text:p>
      <text:p text:style-name="P120">Введите<text:s/>целое число: 465</text:p>
      <text:p text:style-name="P121">Истинность высказывания верна! Данное число является нечетным и трехзначным.</text:p>
      <text:p text:style-name="P122"/>
      <text:p text:style-name="P123">Process finished with exit code 0</text:p>
      <text:p text:style-name="P124"><text:span text:style-name="T125">#2.<text:s/></text:span><text:span text:style-name="T126">Даны</text:span><text:span text:style-name="T127"><text:s/></text:span><text:span text:style-name="T128">три</text:span><text:span text:style-name="T129"><text:s/></text:span><text:span text:style-name="T130">числа</text:span><text:span text:style-name="T131">.<text:s/></text:span><text:span text:style-name="T132">Найти</text:span><text:span text:style-name="T133"><text:s/></text:span><text:span text:style-name="T134">среднее</text:span><text:span text:style-name="T135"><text:s/></text:span><text:span text:style-name="T136">из</text:span><text:span text:style-name="T137"><text:s/></text:span><text:span text:style-name="T138">них</text:span><text:span text:style-name="T139"><text:s/>(</text:span><text:span text:style-name="T140">то</text:span><text:span text:style-name="T141"><text:s/></text:span><text:span text:style-name="T142">есть</text:span><text:span text:style-name="T143"><text:s/></text:span><text:span text:style-name="T144">число</text:span><text:span text:style-name="T145">,<text:s/></text:span><text:span text:style-name="T146">расположенное</text:span><text:span text:style-name="T147"><text:s/></text:span><text:span text:style-name="T148">между</text:span><text:span text:style-name="T149"><text:s/></text:span><text:span text:style-name="T150">наименьшим</text:span><text:span text:style-name="T151"><text:s/></text:span><text:span text:style-name="T152">и</text:span><text:span text:style-name="T153"><text:s/></text:span><text:span text:style-name="T154">наибольшим</text:span><text:span text:style-name="T155">).</text:span><text:span text:style-name="T156"><text:line-break/></text:span><text:span text:style-name="T157">number_1 = input(</text:span><text:span text:style-name="T158">"</text:span><text:span text:style-name="T159">Введите</text:span><text:span text:style-name="T160"><text:s/></text:span><text:span text:style-name="T161">первое</text:span><text:span text:style-name="T162"><text:s/></text:span><text:span text:style-name="T163">число</text:span><text:span text:style-name="T164">: "</text:span><text:span text:style-name="T165">) <text:s text:c="13"/></text:span><text:span text:style-name="T166">#</text:span><text:span text:style-name="T167">Ввод</text:span><text:span text:style-name="T168"><text:s/></text:span><text:span text:style-name="T169">трёх</text:span><text:span text:style-name="T170"><text:s/></text:span><text:span text:style-name="T171">чисел</text:span><text:span text:style-name="T172"><text:line-break/></text:span><text:span text:style-name="T173">number_2 = input(</text:span><text:span text:style-name="T174">"</text:span><text:span text:style-name="T175">Введите</text:span><text:span text:style-name="T176"><text:s/></text:span><text:span text:style-name="T177">второе</text:span><text:span text:style-name="T178"><text:s/></text:span><text:span text:style-name="T179">число</text:span><text:span text:style-name="T180">: "</text:span><text:span text:style-name="T181">)</text:span><text:span text:style-name="T182"><text:line-break/>number_3 = input(</text:span><text:span text:style-name="T183">"</text:span><text:span text:style-name="T184">Введите</text:span><text:span text:style-name="T185"><text:s/></text:span><text:span text:style-name="T186">третье</text:span><text:span text:style-name="T187"><text:s/></text:span><text:span text:style-name="T188">число</text:span><text:span text:style-name="T189">: "</text:span><text:span text:style-name="T190">)</text:span><text:span text:style-name="T191"><text:line-break/></text:span><text:span text:style-name="T192">while<text:s/></text:span><text:span text:style-name="T193">type(number_1) != int: <text:s text:c="27"/></text:span><text:span text:style-name="T194">#<text:s/></text:span><text:span text:style-name="T195">обработка</text:span><text:span text:style-name="T196"><text:s/></text:span><text:span text:style-name="T197">исключений</text:span><text:span text:style-name="T198"><text:line-break/><text:s text:c="4"/></text:span><text:span text:style-name="T199">try</text:span><text:span text:style-name="T200">:</text:span><text:span text:style-name="T201"><text:line-break/><text:s text:c="8"/>number_1 = int(number_1)</text:span><text:span text:style-name="T202"><text:line-break/><text:s text:c="4"/></text:span><text:span text:style-name="T203">except<text:s/></text:span><text:span text:style-name="T204">ValueError:</text:span><text:span text:style-name="T205"><text:line-break/><text:s text:c="8"/>print(</text:span><text:span text:style-name="T206">"</text:span><text:span text:style-name="T207">Неправильно</text:span><text:span text:style-name="T208"><text:s/></text:span><text:span text:style-name="T209">ввели</text:span><text:span text:style-name="T210">!"</text:span><text:span text:style-name="T211">)</text:span><text:span text:style-name="T212"><text:line-break/><text:s text:c="8"/>number_1 = input(</text:span><text:span text:style-name="T213">"</text:span><text:span text:style-name="T214">Введите</text:span><text:span text:style-name="T215"><text:s/></text:span><text:span text:style-name="T216">первое</text:span><text:span text:style-name="T217"><text:s/></text:span><text:span text:style-name="T218">число</text:span><text:span text:style-name="T219">: "</text:span><text:span text:style-name="T220">)</text:span><text:span text:style-name="T221"><text:line-break/></text:span><text:span text:style-name="T222"><text:line-break/></text:span><text:span text:style-name="T223">while<text:s/></text:span><text:span text:style-name="T224">type(number_2) != int: <text:s text:c="25"/></text:span><text:span text:style-name="T225">#<text:s/></text:span><text:span text:style-name="T226">обработка</text:span><text:span text:style-name="T227"><text:s/></text:span><text:span text:style-name="T228">исключений</text:span><text:span text:style-name="T229"><text:line-break/><text:s text:c="4"/></text:span><text:span text:style-name="T230">try</text:span><text:span text:style-name="T231">:</text:span><text:span text:style-name="T232"><text:line-break/><text:s text:c="8"/>number_2 = int(number_2)</text:span><text:span text:style-name="T233"><text:line-break/><text:s text:c="4"/></text:span><text:span text:style-name="T234">except<text:s/></text:span><text:span text:style-name="T235">ValueError:</text:span><text:span text:style-name="T236"><text:line-break/></text:span><text:soft-page-break/><text:span text:style-name="T237"><text:s text:c="8"/>print(</text:span><text:span text:style-name="T238">"</text:span><text:span text:style-name="T239">Неправильно</text:span><text:span text:style-name="T240"><text:s/></text:span><text:span text:style-name="T241">ввели</text:span><text:span text:style-name="T242">!"</text:span><text:span text:style-name="T243">)</text:span><text:span text:style-name="T244"><text:line-break/><text:s text:c="8"/>number_2 = input(</text:span><text:span text:style-name="T245">"</text:span><text:span text:style-name="T246">Введите</text:span><text:span text:style-name="T247"><text:s/></text:span><text:span text:style-name="T248">второе</text:span><text:span text:style-name="T249"><text:s/></text:span><text:span text:style-name="T250">число</text:span><text:span text:style-name="T251">: "</text:span><text:span text:style-name="T252">)</text:span><text:span text:style-name="T253"><text:line-break/></text:span><text:span text:style-name="T254"><text:line-break/></text:span><text:span text:style-name="T255">while<text:s/></text:span><text:span text:style-name="T256">type(number_3) != int: <text:s text:c="25"/></text:span><text:span text:style-name="T257">#<text:s/></text:span><text:span text:style-name="T258">обработка</text:span><text:span text:style-name="T259"><text:s/></text:span><text:span text:style-name="T260">исключений</text:span><text:span text:style-name="T261"><text:line-break/><text:s text:c="4"/></text:span><text:span text:style-name="T262">try</text:span><text:span text:style-name="T263">:</text:span><text:span text:style-name="T264"><text:line-break/><text:s text:c="8"/>number_3 = int(number_3)</text:span><text:span text:style-name="T265"><text:line-break/><text:s text:c="4"/></text:span><text:span text:style-name="T266">except<text:s/></text:span><text:span text:style-name="T267">ValueError:</text:span><text:span text:style-name="T268"><text:line-break/><text:s text:c="8"/>print(</text:span><text:span text:style-name="T269">"</text:span><text:span text:style-name="T270">Неправильно</text:span><text:span text:style-name="T271"><text:s/></text:span><text:span text:style-name="T272">ввели</text:span><text:span text:style-name="T273">!"</text:span><text:span text:style-name="T274">)</text:span><text:span text:style-name="T275"><text:line-break/><text:s text:c="8"/>number_3 = input(</text:span><text:span text:style-name="T276">"</text:span><text:span text:style-name="T277">Введите</text:span><text:span text:style-name="T278"><text:s/></text:span><text:span text:style-name="T279">третье</text:span><text:span text:style-name="T280"><text:s/></text:span><text:span text:style-name="T281">число</text:span><text:span text:style-name="T282">: "</text:span><text:span text:style-name="T283">)</text:span><text:span text:style-name="T284"><text:line-break/></text:span><text:span text:style-name="T285"><text:line-break/></text:span><text:span text:style-name="T286">if<text:s/></text:span><text:span text:style-name="T287">number_1 &gt; number_2<text:s/></text:span><text:span text:style-name="T288">and<text:s/></text:span><text:span text:style-name="T289">number_1 &gt; number_3<text:s/></text:span><text:span text:style-name="T290">and<text:s/></text:span><text:span text:style-name="T291">number_2 &gt; number_3: <text:s/></text:span><text:span text:style-name="T292">#</text:span><text:span text:style-name="T293">Проверка</text:span><text:span text:style-name="T294"><text:s/></text:span><text:span text:style-name="T295">условий</text:span><text:span text:style-name="T296"><text:line-break/><text:s text:c="4"/></text:span><text:span text:style-name="T297">print(</text:span><text:span text:style-name="T298">"</text:span><text:span text:style-name="T299">Среднее</text:span><text:span text:style-name="T300"><text:s/></text:span><text:span text:style-name="T301">число</text:span><text:span text:style-name="T302">: "</text:span><text:span text:style-name="T303">, number_2)</text:span><text:span text:style-name="T304"><text:line-break/></text:span><text:span text:style-name="T305">elif<text:s/></text:span><text:span text:style-name="T306">number_2 &gt; number_1<text:s/></text:span><text:span text:style-name="T307">and<text:s/></text:span><text:span text:style-name="T308">number_2 &gt; number_3<text:s/></text:span><text:span text:style-name="T309">and<text:s/></text:span><text:span text:style-name="T310">number_1 &gt; number_3:</text:span><text:span text:style-name="T311"><text:line-break/><text:s text:c="4"/>print(</text:span><text:span text:style-name="T312">"</text:span><text:span text:style-name="T313">Среднее</text:span><text:span text:style-name="T314"><text:s/></text:span><text:span text:style-name="T315">число</text:span><text:span text:style-name="T316">: "</text:span><text:span text:style-name="T317">, number_1)</text:span><text:span text:style-name="T318"><text:line-break/></text:span><text:span text:style-name="T319">else</text:span><text:span text:style-name="T320">:</text:span><text:span text:style-name="T321"><text:line-break/><text:s text:c="4"/>print(</text:span><text:span text:style-name="T322">"</text:span><text:span text:style-name="T323">Среднее</text:span><text:span text:style-name="T324"><text:s/></text:span><text:span text:style-name="T325">число</text:span><text:span text:style-name="T326">: "</text:span><text:span text:style-name="T327">, number_3)</text:span></text:p>
      <text:p text:style-name="P328"/>
      <text:p text:style-name="P329">Протокол работы программы:</text:p>
      <text:p text:style-name="P330"/>
      <text:p text:style-name="P331">Введите первое число: 7</text:p>
      <text:p text:style-name="P332">Введите второе число: 6</text:p>
      <text:p text:style-name="P333">Введите третье число: 1</text:p>
      <text:p text:style-name="Standard"><text:span text:style-name="T334">Среднее</text:span><text:span text:style-name="T335"><text:s/></text:span><text:span text:style-name="T336">число</text:span><text:span text:style-name="T337">: <text:s/>6</text:span></text:p>
      <text:p text:style-name="P338"/>
      <text:p text:style-name="P339">Process finished with exit code 0</text:p>
      <text:p text:style-name="P340"/>
      <text:p text:style-name="Standard"><text:span text:style-name="T341">Вывод:</text:span><text:span text:style-name="T342"><text:s/>в процессе выполнения практического занятия выработала навыки составления программ структуры с ветвлениями<text:s/></text:span>в IDE PyCharm Community. Были использованы языковые конструкции if, цикл for, проверка условий и математические операции.</text:p>
      <text:p text:style-name="P343">Выполнены разработка кода, отладка, тестирование, оптимизация программного кода. Готовые программные коды выложены на GitHub.</text:p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>2.</text:p>
      <text:p text:style-name="Standard"><text:span text:style-name="T362"><draw:custom-shape svg:x="1.9437in" svg:y="0.03268in" svg:width="0.91667in" svg:height="0.41667in" draw:z-index="43" draw:id="id0" draw:style-name="a0" draw:name="Фигура 14" text:anchor-type="paragraph"><svg:title/><svg:desc/><text:p text:style-name="P363">Начало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364"/>
      <text:soft-page-break/>
      <text:p text:style-name="Standard"><text:span text:style-name="T365"><draw:connector draw:type="line" svg:x1="2.40827in" svg:y1="0.03386in" svg:x2="2.40827in" svg:y2="0.39775in" draw:z-index="44" draw:id="id1" draw:style-name="a1" draw:name="Вертикальная линия 5" text:anchor-type="paragraph"><svg:title/><svg:desc/></draw:connector></text:span></text:p>
      <text:p text:style-name="Standard"><text:span text:style-name="T366"><draw:custom-shape svg:x="1.51024in" svg:y="0.08465in" svg:width="1.72917in" svg:height="0.42708in" draw:z-index="45" draw:id="id2" draw:style-name="a2" draw:name="Фигура 15" text:anchor-type="paragraph"><svg:title/><svg:desc/><text:p text:style-name="P367">Ввод<text:s/>трёх чисел</text:p><draw:enhanced-geometry draw:type="non-primitive" svg:viewBox="0 0 21600 21600" draw:enhanced-path="M ?f11 ?f8 L ?f9 ?f8 ?f12 ?f9 ?f8 ?f9 Z N" draw:text-areas="?f22 ?f22 ?f28 ?f28" draw:glue-points="?f23 ?f31 ?f32 ?f29 ?f26 ?f33 ?f24 ?f34 ?f32 ?f25 ?f19 ?f33" draw:glue-point-leaving-directions="-0, -0, -0, -0, -0, -0" draw:modifiers="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21600 * 10800"/><draw:equation draw:name="f11" draw:formula="$0"/><draw:equation draw:name="f12" draw:formula="21600 - ?f11"/><draw:equation draw:name="f13" draw:formula="?f11 * 10"/><draw:equation draw:name="f14" draw:formula="0 * ?f7"/><draw:equation draw:name="f15" draw:formula="10800 * ?f6"/><draw:equation draw:name="f16" draw:formula="10800 * ?f7"/><draw:equation draw:name="f17" draw:formula="21600 * ?f7"/><draw:equation draw:name="f18" draw:formula="?f13 / 24"/><draw:equation draw:name="f19" draw:formula="?f11 / 2"/><draw:equation draw:name="f20" draw:formula="?f11 - 10800"/><draw:equation draw:name="f21" draw:formula="?f10 / ?f11"/><draw:equation draw:name="f22" draw:formula="?f18 + 1750"/><draw:equation draw:name="f23" draw:formula="10800 + ?f19"/><draw:equation draw:name="f24" draw:formula="10800 - ?f19"/><draw:equation draw:name="f25" draw:formula="if(?f20, ?f21, 21600)"/><draw:equation draw:name="f26" draw:formula="21600 - ?f19"/><draw:equation draw:name="f27" draw:formula="21600 - ?f21"/><draw:equation draw:name="f28" draw:formula="21600 - ?f22"/><draw:equation draw:name="f29" draw:formula="if(?f20, ?f27, 0)"/><draw:equation draw:name="f30" draw:formula="$0 / ?f6"/><draw:equation draw:name="f31" draw:formula="?f14 / ?f7"/><draw:equation draw:name="f32" draw:formula="?f15 / ?f6"/><draw:equation draw:name="f33" draw:formula="?f16 / ?f7"/><draw:equation draw:name="f34" draw:formula="?f17 / ?f7"/><draw:handle draw:handle-position="$0 0" draw:handle-range-x-minimum="0" draw:handle-range-x-maximum="21600"/></draw:enhanced-geometry></draw:custom-shape></text:span></text:p>
      <text:p text:style-name="P368"/>
      <text:p text:style-name="Standard"><text:span text:style-name="T369"><draw:connector draw:type="line" svg:x1="2.40551in" svg:y1="0.09646in" svg:x2="2.40551in" svg:y2="0.34646in" draw:z-index="48" draw:id="id3" draw:style-name="a3" draw:name="Вертикальная линия 6" text:anchor-type="paragraph"><svg:title/><svg:desc/></draw:connector></text:span></text:p>
      <text:p text:style-name="Standard"><text:span text:style-name="T370"><draw:custom-shape svg:x="1.63464in" svg:y="0.13346in" svg:width="1.54375in" svg:height="0.50972in" draw:z-index="46" draw:id="id4" draw:style-name="a4" draw:name="Фигура 16" text:anchor-type="paragraph"><svg:title/><svg:desc/><text:p text:style-name="P371">type(number_1)!=int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/text:p>
      <text:p text:style-name="Standard"><text:span text:style-name="T372"><draw:connector draw:type="line" svg:x1="1.66793in" svg:y1="0.18543in" svg:x2="0.99016in" svg:y2="0.18543in" draw:z-index="54" draw:id="id5" draw:style-name="a5" draw:name="Горизонтальная линия 4" text:anchor-type="paragraph"><svg:title/><svg:desc/></draw:connector></text:span><text:span text:style-name="T373"><draw:connector draw:type="line" svg:x1="0.99045in" svg:y1="0.18543in" svg:x2="0.97795in" svg:y2="1.36599in" draw:z-index="52" draw:id="id6" draw:style-name="a6" draw:name="Вертикальная линия 7" text:anchor-type="paragraph"><svg:title/><svg:desc/></draw:connector></text:span></text:p>
      <text:p text:style-name="P374"/>
      <text:p text:style-name="Standard"><text:span text:style-name="T375"><draw:connector draw:type="line" svg:x1="2.40354in" svg:y1="0.02008in" svg:x2="2.40354in" svg:y2="0.26313in" draw:z-index="49" draw:id="id7" draw:style-name="a7" draw:name="Горизонтальная линия 2" text:anchor-type="paragraph"><svg:title/><svg:desc/></draw:connector></text:span></text:p>
      <text:p text:style-name="Standard"><text:span text:style-name="T376"><draw:custom-shape svg:x="1.59527in" svg:y="0.06102in" svg:width="1.61042in" svg:height="0.51597in" draw:z-index="47" draw:id="id8" draw:style-name="a8" draw:name="Фигура 17" text:anchor-type="paragraph"><svg:title/><svg:desc/><text:p text:style-name="P377">Try number_1=int(number_1)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/text:p>
      <text:p text:style-name="Standard"><text:span text:style-name="T378"><draw:connector draw:type="line" svg:x1="1.39509in" svg:y1="0.11811in" svg:x2="1.3937in" svg:y2="0.54797in" draw:z-index="51" draw:id="id9" draw:style-name="a9" draw:name="Линия 26" text:anchor-type="paragraph"><svg:title/><svg:desc/></draw:connector></text:span><text:span text:style-name="T379"><draw:connector draw:type="line" svg:x1="1.59509in" svg:y1="0.11811in" svg:x2="1.3937in" svg:y2="0.11811in" draw:z-index="50" draw:id="id10" draw:style-name="a10" draw:name="Горизонтальная линия 3" text:anchor-type="paragraph"><svg:title/><svg:desc/></draw:connector></text:span><text:span text:style-name="T380"><draw:connector draw:type="line" svg:x1="3.20512in" svg:y1="0.11575in" svg:x2="3.44887in" svg:y2="0.12964in" draw:z-index="55" draw:id="id11" draw:style-name="a11" draw:name="Линия 27" text:anchor-type="paragraph"><svg:title/><svg:desc/></draw:connector></text:span><text:span text:style-name="T381"><draw:connector draw:type="line" svg:x1="3.44921in" svg:y1="0.13071in" svg:x2="3.44921in" svg:y2="0.39738in" draw:z-index="61" draw:id="id12" draw:style-name="a12" draw:name="Линия 33" text:anchor-type="paragraph"><svg:title/><svg:desc/></draw:connector></text:span></text:p>
      <text:p text:style-name="Standard"><text:span text:style-name="T382"><draw:custom-shape svg:x="2.68189in" svg:y="0.16181in" svg:width="1.54375in" svg:height="0.50972in" draw:z-index="64" draw:id="id13" draw:style-name="a13" draw:name="Фигура 19" text:anchor-type="paragraph"><svg:title/><svg:desc/><text:p text:style-name="P383">type(number_2)!=int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/text:p>
      <text:p text:style-name="Standard"><text:span text:style-name="T384"><draw:custom-shape svg:x="0.55157in" svg:y="0.12795in" svg:width="0.99028in" svg:height="0.26181in" draw:z-index="53" draw:id="id14" draw:style-name="a14" draw:name="Фигура 18" text:anchor-type="paragraph"><svg:title/><svg:desc/><text:p text:style-name="P385">ValueError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386"><draw:connector draw:type="line" svg:x1="2.20906in" svg:y1="0.20157in" svg:x2="2.71669in" svg:y2="0.21477in" draw:z-index="57" draw:id="id15" draw:style-name="a15" draw:name="Линия 29" text:anchor-type="paragraph"><svg:title/><svg:desc/></draw:connector></text:span><text:span text:style-name="T387"><draw:connector draw:type="line" svg:x1="2.20906in" svg:y1="0.20157in" svg:x2="2.20906in" svg:y2="1.30227in" draw:z-index="66" draw:id="id16" draw:style-name="a16" draw:name="Линия 35" text:anchor-type="paragraph"><svg:title/><svg:desc/></draw:connector></text:span></text:p>
      <text:p text:style-name="P388"/>
      <text:p text:style-name="Standard"><text:span text:style-name="T389"><draw:connector draw:type="line" svg:x1="3.4563in" svg:y1="0.04843in" svg:x2="3.4563in" svg:y2="0.24287in" draw:z-index="67" draw:id="id17" draw:style-name="a17" draw:name="Линия 36" text:anchor-type="paragraph"><svg:title/><svg:desc/></draw:connector></text:span></text:p>
      <text:p text:style-name="Standard"><text:span text:style-name="T390"><draw:custom-shape svg:x="2.65079in" svg:y="0.04449in" svg:width="1.61042in" svg:height="0.51597in" draw:z-index="68" draw:id="id18" draw:style-name="a18" draw:name="Фигура 21" text:anchor-type="paragraph"><svg:title/><svg:desc/><text:p text:style-name="P391">Try<text:s/>number_2=int(number_2)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/text:p>
      <text:p text:style-name="Standard"><text:span text:style-name="T392"><draw:connector draw:type="line" svg:x1="2.42835in" svg:y1="0.0874in" svg:x2="2.68529in" svg:y2="0.0874in" draw:z-index="62" draw:id="id19" draw:style-name="a19" draw:name="Линия 34" text:anchor-type="paragraph"><svg:title/><svg:desc/></draw:connector></text:span><text:span text:style-name="T393"><draw:connector draw:type="line" svg:x1="2.4626in" svg:y1="0.0563in" svg:x2="2.46954in" svg:y2="0.49172in" draw:z-index="56" draw:id="id20" draw:style-name="a20" draw:name="Линия 28" text:anchor-type="paragraph"><svg:title/><svg:desc/></draw:connector></text:span><text:span text:style-name="T394"><draw:connector draw:type="line" svg:x1="4.22716in" svg:y1="0.09724in" svg:x2="4.53133in" svg:y2="0.09724in" draw:z-index="58" draw:id="id21" draw:style-name="a21" draw:name="Линия 30" text:anchor-type="paragraph"><svg:title/><svg:desc/></draw:connector></text:span><text:span text:style-name="T395"><draw:connector draw:type="line" svg:x1="4.53189in" svg:y1="0.09724in" svg:x2="4.53189in" svg:y2="0.45211in" draw:z-index="63" draw:id="id22" draw:style-name="a22" draw:name="Диагональная линия 1" text:anchor-type="paragraph"><svg:title/><svg:desc/></draw:connector></text:span></text:p>
      <text:p text:style-name="P396"/>
      <text:p text:style-name="Standard"><text:span text:style-name="T397"><draw:custom-shape svg:x="1.68898in" svg:y="0.07638in" svg:width="0.99028in" svg:height="0.26181in" draw:z-index="65" draw:id="id23" draw:style-name="a23" draw:name="Фигура 20" text:anchor-type="paragraph"><svg:title/><svg:desc/><text:p text:style-name="P398">ValueError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399"><draw:custom-shape svg:x="3.75984in" svg:y="0.04016in" svg:width="1.54375in" svg:height="0.50972in" draw:z-index="69" draw:id="id24" draw:style-name="a24" draw:name="Фигура 22" text:anchor-type="paragraph"><svg:title/><svg:desc/><text:p text:style-name="P400">type(number_3)!=int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/text:p>
      <text:p text:style-name="Standard"><text:span text:style-name="T401"><draw:connector draw:type="line" svg:x1="3.79316in" svg:y1="0.09016in" svg:x2="3.17441in" svg:y2="0.09016in" draw:z-index="77" draw:id="id25" draw:style-name="a25" draw:name="Диагональная линия 7" text:anchor-type="paragraph"><svg:title/><svg:desc/></draw:connector></text:span><text:span text:style-name="T402"><draw:connector draw:type="line" svg:x1="3.17441in" svg:y1="1.24641in" svg:x2="3.18622in" svg:y2="0.09016in" draw:z-index="76" draw:id="id26" draw:style-name="a26" draw:name="Диагональная линия 4" text:anchor-type="paragraph"><svg:title/><svg:desc/></draw:connector></text:span></text:p>
      <text:p text:style-name="Standard"><text:span text:style-name="T403"><draw:connector draw:type="line" svg:x1="4.53898in" svg:y1="0.13465in" svg:x2="4.53898in" svg:y2="0.48951in" draw:z-index="72" draw:id="id27" draw:style-name="a27" draw:name="Диагональная линия 5" text:anchor-type="paragraph"><svg:title/><svg:desc/></draw:connector></text:span></text:p>
      <text:p text:style-name="P404"/>
      <text:p text:style-name="Standard"><text:span text:style-name="T405"><draw:custom-shape svg:x="3.75433in" svg:y="0.0752in" svg:width="1.61042in" svg:height="0.51597in" draw:z-index="73" draw:id="id28" draw:style-name="a28" draw:name="Фигура 23" text:anchor-type="paragraph"><svg:title/><svg:desc/><text:p text:style-name="P406">Try number_3=int(number_3)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/text:p>
      <text:p text:style-name="Standard"><text:span text:style-name="T407"><draw:connector draw:type="line" svg:x1="3.78202in" svg:y1="0.13071in" svg:x2="3.46535in" svg:y2="0.13488in" draw:z-index="70" draw:id="id29" draw:style-name="a29" draw:name="Диагональная линия 2" text:anchor-type="paragraph"><svg:title/><svg:desc/></draw:connector></text:span><text:span text:style-name="T408"><draw:connector draw:type="line" svg:x1="3.46535in" svg:y1="0.42215in" svg:x2="3.46535in" svg:y2="0.13465in" draw:z-index="71" draw:id="id30" draw:style-name="a30" draw:name="Диагональная линия 3" text:anchor-type="paragraph"><svg:title/><svg:desc/></draw:connector></text:span><text:span text:style-name="T409"><draw:connector draw:type="line" svg:x1="5.36457in" svg:y1="0.12992in" svg:x2="5.65137in" svg:y2="0.12992in" draw:z-index="74" draw:id="id31" draw:style-name="a31" draw:name="Диагональная линия 6" text:anchor-type="paragraph"><svg:title/><svg:desc/></draw:connector></text:span><text:span text:style-name="T410"><draw:connector draw:type="line" svg:x1="5.65197in" svg:y1="0.12992in" svg:x2="5.65197in" svg:y2="0.45214in" draw:z-index="59" draw:id="id32" draw:style-name="a32" draw:name="Линия 31" text:anchor-type="paragraph"><svg:title/><svg:desc/></draw:connector></text:span></text:p>
      <text:p text:style-name="P411"/>
      <text:p text:style-name="Standard"><text:span text:style-name="T412"><draw:custom-shape svg:x="2.72362in" svg:y="0.00748in" svg:width="0.99028in" svg:height="0.26181in" draw:z-index="75" draw:id="id33" draw:style-name="a33" draw:name="Фигура 24" text:anchor-type="paragraph"><svg:title/><svg:desc/><text:p text:style-name="P413">ValueError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414"><draw:custom-shape svg:x="4.28543in" svg:y="0.04291in" svg:width="2.79861in" svg:height="0.78889in" draw:z-index="78" draw:id="id34" draw:style-name="a34" draw:name="Фигура 25" text:anchor-type="paragraph"><svg:title/><svg:desc/><text:p text:style-name="P415"><text:span text:style-name="T416">if</text:span><text:span text:style-name="T417"><text:s/>number_1 &gt; number_2</text:span></text:p><text:p text:style-name="P418"><text:span text:style-name="T419">and number_1 &gt; number_3</text:span></text:p><text:p text:style-name="P420"><text:span text:style-name="T421">and number_2 &gt; number_3</text:span>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/text:p>
      <text:p text:style-name="P422"/>
      <text:p text:style-name="Standard"><text:span text:style-name="T423"><draw:connector draw:type="line" svg:x1="7.08386in" svg:y1="0.02717in" svg:x2="7.29983in" svg:y2="0.03342in" draw:z-index="60" draw:id="id35" draw:style-name="a35" draw:name="Линия 32" text:anchor-type="paragraph"><svg:title/><svg:desc/></draw:connector></text:span><text:span text:style-name="T424"><draw:connector draw:type="line" svg:x1="7.30079in" svg:y1="0.02717in" svg:x2="7.31398in" svg:y2="0.6223in" draw:z-index="79" draw:id="id36" draw:style-name="a36" draw:name="Линия 37" text:anchor-type="paragraph"><svg:title/><svg:desc/></draw:connector></text:span><text:span text:style-name="T425"><draw:connector draw:type="line" svg:x1="4.28524in" svg:y1="0.02638in" svg:x2="3.92205in" svg:y2="0.03332in" draw:z-index="81" draw:id="id37" draw:style-name="a37" draw:name="Линия 38" text:anchor-type="paragraph"><svg:title/><svg:desc/></draw:connector></text:span><text:span text:style-name="T426"><draw:connector draw:type="line" svg:x1="3.92913in" svg:y1="0.03346in" svg:x2="3.93608in" svg:y2="0.72513in" draw:z-index="87" draw:id="id38" draw:style-name="a38" draw:name="Линия 45" text:anchor-type="paragraph"><svg:title/><svg:desc/></draw:connector></text:span></text:p>
      <text:p text:style-name="P427"/>
      <text:p text:style-name="Standard"><text:span text:style-name="T428"><draw:custom-shape svg:x="5.53976in" svg:y="0.20709in" svg:width="1.89861in" svg:height="0.32917in" draw:z-index="80" draw:id="id39" draw:style-name="a39" draw:name="Фигура 26" text:anchor-type="paragraph"><svg:title/><svg:desc/><text:p text:style-name="P429"><text:span text:style-name="T430">print("Среднее число: ", number_2)</text:span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/text:p>
      <text:p text:style-name="Standard"><text:span text:style-name="T431"><draw:custom-shape svg:x="2.5374in" svg:y="0.10197in" svg:width="2.79861in" svg:height="0.78889in" draw:z-index="88" draw:id="id40" draw:style-name="a40" draw:name="Фигура 27" text:anchor-type="paragraph"><svg:title/><svg:desc/><text:p text:style-name="P432"><text:span text:style-name="T433">if number_2 &gt;</text:span><text:span text:style-name="T434"><text:s/>number_1</text:span></text:p><text:p text:style-name="P435"><text:span text:style-name="T436">and number_2 &gt; number_3</text:span></text:p><text:p text:style-name="P437"><text:span text:style-name="T438">and number_1 &gt; number_3</text:span>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/text:p>
      <text:p text:style-name="Standard"><text:span text:style-name="T439"><draw:connector draw:type="line" svg:x1="7.27973in" svg:y1="0.12087in" svg:x2="7.26654in" svg:y2="1.79934in" draw:z-index="93" draw:id="id41" draw:style-name="a41" draw:name="Линия 46" text:anchor-type="paragraph"><svg:title/><svg:desc/></draw:connector></text:span></text:p>
      <text:p text:style-name="Standard"><text:span text:style-name="T440"><draw:connector draw:type="line" svg:x1="5.6015in" svg:y1="0.07087in" svg:x2="5.33622in" svg:y2="0.07087in" draw:z-index="86" draw:id="id42" draw:style-name="a42" draw:name="Линия 44" text:anchor-type="paragraph"><svg:title/><svg:desc/></draw:connector></text:span><text:span text:style-name="T441"><draw:connector draw:type="line" svg:x1="5.60143in" svg:y1="0.07087in" svg:x2="5.59449in" svg:y2="0.60351in" draw:z-index="85" draw:id="id43" draw:style-name="a43" draw:name="Линия 43" text:anchor-type="paragraph"><svg:title/><svg:desc/></draw:connector></text:span><text:span text:style-name="T442"><draw:connector draw:type="line" svg:x1="2.53673in" svg:y1="0.08465in" svg:x2="2.28465in" svg:y2="0.08465in" draw:z-index="84" draw:id="id44" draw:style-name="a44" draw:name="Линия 42" text:anchor-type="paragraph"><svg:title/><svg:desc/></draw:connector></text:span><text:span text:style-name="T443"><draw:connector draw:type="line" svg:x1="2.28465in" svg:y1="0.08465in" svg:x2="2.28465in" svg:y2="0.63881in" draw:z-index="83" draw:id="id45" draw:style-name="a45" draw:name="Линия 41" text:anchor-type="paragraph"><svg:title/><svg:desc/></draw:connector></text:span></text:p>
      <text:p text:style-name="P444"/>
      <text:p text:style-name="Standard"><text:span text:style-name="T445"><draw:custom-shape svg:x="4.89528in" svg:y="0.18819in" svg:width="1.89861in" svg:height="0.32917in" draw:z-index="89" draw:id="id46" draw:style-name="a46" draw:name="Фигура 28" text:anchor-type="paragraph"><svg:title/><svg:desc/><text:p text:style-name="P446"><text:span text:style-name="T447">print("Среднее число: ", number_1)</text:span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/text:p>
      <text:p text:style-name="Standard"><text:span text:style-name="T448"><draw:custom-shape svg:x="1.35905in" svg:y="0.02283in" svg:width="1.89861in" svg:height="0.32917in" draw:z-index="90" draw:id="id47" draw:style-name="a47" draw:name="Фигура 29" text:anchor-type="paragraph"><svg:title/><svg:desc/><text:p text:style-name="P449"><text:span text:style-name="T450">print("Среднее число: ", number_3)</text:span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/text:p>
      <text:p text:style-name="Standard"><text:span text:style-name="T451"><draw:connector draw:type="line" svg:x1="2.32559in" svg:y1="0.14449in" svg:x2="2.33253in" svg:y2="0.62435in" draw:z-index="82" draw:id="id48" draw:style-name="a48" draw:name="Линия 40" text:anchor-type="paragraph"><svg:title/><svg:desc/></draw:connector></text:span><text:span text:style-name="T452"><draw:connector draw:type="line" svg:x1="5.81378in" svg:y1="0.10197in" svg:x2="5.81378in" svg:y2="0.59711in" draw:z-index="94" draw:id="id49" draw:style-name="a49" draw:name="Вертикальная линия 8" text:anchor-type="paragraph"><svg:title/><svg:desc/></draw:connector></text:span></text:p>
      <text:p text:style-name="P453"/>
      <text:p text:style-name="Standard"><text:span text:style-name="T454"><draw:connector draw:type="line" svg:x1="5.81402in" svg:y1="0.18189in" svg:x2="3.99527in" svg:y2="0.19508in" draw:z-index="96" draw:id="id50" draw:style-name="a50" draw:name="Линия 48" text:anchor-type="paragraph"><svg:title/><svg:desc/></draw:connector></text:span><text:span text:style-name="T455"><draw:custom-shape svg:x="3.36732in" svg:y="0.06535in" svg:width="0.62778in" svg:height="0.38472in" draw:z-index="91" draw:id="id51" draw:style-name="a51" draw:name="Фигура 31" text:anchor-type="paragraph"><svg:title/><svg:desc/><text:p text:style-name="Обычный"><text:s/>Конец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><text:span text:style-name="T456"><draw:connector draw:type="line" svg:x1="2.33268in" svg:y1="0.00157in" svg:x2="3.36045in" svg:y2="0.00852in" draw:z-index="92" draw:id="id52" draw:style-name="a52" draw:name="Линия 39" text:anchor-type="paragraph"><svg:title/><svg:desc/></draw:connector></text:span><text:span text:style-name="T457"><draw:connector draw:type="line" svg:x1="7.2668in" svg:y1="0.09116in" svg:x2="3.99527in" svg:y2="0.06339in" draw:z-index="95" draw:id="id53" draw:style-name="a53" draw:name="Линия 47" text:anchor-type="paragraph"><svg:title/><svg:desc/></draw:connector></text:span></text:p>
      <text:p text:style-name="P458"/>
      <text:p text:style-name="P459"/>
      <text:p text:style-name="P460"/>
      <text:p text:style-name="P461"/>
      <text:p text:style-name="P462"/>
      <text:p text:style-name="P463">1.</text:p>
      <text:p text:style-name="Standard"><text:span text:style-name="T464"><draw:custom-shape svg:x="2.58898in" svg:y="0.1374in" svg:width="0.92361in" svg:height="0.20208in" draw:z-index="251658240" draw:id="id54" draw:style-name="a54" draw:name="Фигура 1" text:anchor-type="paragraph"><svg:title/><svg:desc/><text:p text:style-name="P465">Начало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><text:span text:style-name="T466"><draw:connector draw:type="line" svg:x1="3.07559in" svg:y1="0.13189in" svg:x2="3.07559in" svg:y2="0.37981in" draw:z-index="251659264" draw:id="id55" draw:style-name="a55" draw:name="Вертикальная линия 1" text:anchor-type="paragraph"><svg:title/><svg:desc/></draw:connector></text:span></text:p>
      <text:p text:style-name="Standard"><text:span text:style-name="T467"><draw:custom-shape svg:x="2.45984in" svg:y="0.17165in" svg:width="1.09444in" svg:height="0.37292in" draw:z-index="2" draw:id="id56" draw:style-name="a56" draw:name="Фигура 2" text:anchor-type="paragraph"><svg:title/><svg:desc/><text:p text:style-name="P468">Ввод числа</text:p><draw:enhanced-geometry draw:type="non-primitive" svg:viewBox="0 0 21600 21600" draw:enhanced-path="M ?f11 ?f8 L ?f9 ?f8 ?f12 ?f9 ?f8 ?f9 Z N" draw:text-areas="?f22 ?f22 ?f28 ?f28" draw:glue-points="?f23 ?f31 ?f32 ?f29 ?f26 ?f33 ?f24 ?f34 ?f32 ?f25 ?f19 ?f33" draw:glue-point-leaving-directions="-0, -0, -0, -0, -0, -0" draw:modifiers="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21600 * 10800"/><draw:equation draw:name="f11" draw:formula="$0"/><draw:equation draw:name="f12" draw:formula="21600 - ?f11"/><draw:equation draw:name="f13" draw:formula="?f11 * 10"/><draw:equation draw:name="f14" draw:formula="0 * ?f7"/><draw:equation draw:name="f15" draw:formula="10800 * ?f6"/><draw:equation draw:name="f16" draw:formula="10800 * ?f7"/><draw:equation draw:name="f17" draw:formula="21600 * ?f7"/><draw:equation draw:name="f18" draw:formula="?f13 / 24"/><draw:equation draw:name="f19" draw:formula="?f11 / 2"/><draw:equation draw:name="f20" draw:formula="?f11 - 10800"/><draw:equation draw:name="f21" draw:formula="?f10 / ?f11"/><draw:equation draw:name="f22" draw:formula="?f18 + 1750"/><draw:equation draw:name="f23" draw:formula="10800 + ?f19"/><draw:equation draw:name="f24" draw:formula="10800 - ?f19"/><draw:equation draw:name="f25" draw:formula="if(?f20, ?f21, 21600)"/><draw:equation draw:name="f26" draw:formula="21600 - ?f19"/><draw:equation draw:name="f27" draw:formula="21600 - ?f21"/><draw:equation draw:name="f28" draw:formula="21600 - ?f22"/><draw:equation draw:name="f29" draw:formula="if(?f20, ?f27, 0)"/><draw:equation draw:name="f30" draw:formula="$0 / ?f6"/><draw:equation draw:name="f31" draw:formula="?f14 / ?f7"/><draw:equation draw:name="f32" draw:formula="?f15 / ?f6"/><draw:equation draw:name="f33" draw:formula="?f16 / ?f7"/><draw:equation draw:name="f34" draw:formula="?f17 / ?f7"/><draw:handle draw:handle-position="$0 0" draw:handle-range-x-minimum="0" draw:handle-range-x-maximum="21600"/></draw:enhanced-geometry></draw:custom-shape></text:span><text:span text:style-name="T469"><draw:connector draw:type="line" svg:x1="3.05276in" svg:y1="0.54409in" svg:x2="3.05276in" svg:y2="0.77187in" draw:z-index="3" draw:id="id57" draw:style-name="a57" draw:name="Вертикальная линия 2" text:anchor-type="paragraph"><svg:title/><svg:desc/></draw:connector></text:span><text:span text:style-name="T470"><draw:custom-shape svg:x="2.26614in" svg:y="0.72441in" svg:width="1.54375in" svg:height="0.50972in" draw:z-index="4" draw:id="id58" draw:style-name="a58" draw:name="Фигура 3" text:anchor-type="paragraph"><svg:title/><svg:desc/><text:p text:style-name="P471">type(number)!=int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text:span text:style-name="T472"><draw:custom-shape svg:x="2.22638in" svg:y="1.4in" svg:width="1.61042in" svg:height="0.51597in" draw:z-index="5" draw:id="id59" draw:style-name="a59" draw:name="Фигура 4" text:anchor-type="paragraph"><svg:title/><svg:desc/><text:p text:style-name="P473"><text:span text:style-name="T474">Try</text:span><text:s/><text:span text:style-name="T475">number=int(number)</text:span>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text:span text:style-name="T476"><draw:connector draw:type="line" svg:x1="3.03465in" svg:y1="1.23386in" svg:x2="3.03465in" svg:y2="1.41511in" draw:z-index="6" draw:id="id60" draw:style-name="a60" draw:name="Вертикальная линия 3" text:anchor-type="paragraph"><svg:title/><svg:desc/></draw:connector></text:span><text:span text:style-name="T477"><draw:connector draw:type="line" svg:x1="3.80748in" svg:y1="1.65275in" svg:x2="4.2554in" svg:y2="1.65275in" draw:z-index="7" draw:id="id61" draw:style-name="a61" draw:name="Линия 1" text:anchor-type="paragraph"><svg:title/><svg:desc/></draw:connector></text:span><text:span text:style-name="T478"><draw:connector draw:type="line" svg:x1="2.2596in" svg:y1="1.65197in" svg:x2="1.44016in" svg:y2="1.65197in" draw:z-index="8" draw:id="id62" draw:style-name="a62" draw:name="Линия 3" text:anchor-type="paragraph"><svg:title/><svg:desc/></draw:connector></text:span><text:span text:style-name="T479"><draw:connector draw:type="line" svg:x1="1.44016in" svg:y1="1.65197in" svg:x2="1.44016in" svg:y2="2.02975in" draw:z-index="9" draw:id="id63" draw:style-name="a63" draw:name="Линия 4" text:anchor-type="paragraph"><svg:title/><svg:desc/></draw:connector></text:span><text:span text:style-name="T480"><draw:custom-shape svg:x="0.92165in" svg:y="2.02992in" svg:width="0.99028in" svg:height="0.26181in" draw:z-index="10" draw:id="id64" draw:style-name="a64" draw:name="Фигура 5" text:anchor-type="paragraph"><svg:title/><svg:desc/><text:p text:style-name="P481">ValueError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482"><draw:connector draw:type="line" svg:x1="1.00157in" svg:y1="2.0299in" svg:x2="1.00852in" svg:y2="0.98268in" draw:z-index="11" draw:id="id65" draw:style-name="a65" draw:name="Линия 5" text:anchor-type="paragraph"><svg:title/><svg:desc/></draw:connector></text:span><text:span text:style-name="T483"><draw:connector draw:type="line" svg:x1="1.00827in" svg:y1="0.98268in" svg:x2="2.26521in" svg:y2="0.98268in" draw:z-index="12" draw:id="id66" draw:style-name="a66" draw:name="Линия 6" text:anchor-type="paragraph"><svg:title/><svg:desc/></draw:connector></text:span><text:span text:style-name="T484"><draw:connector draw:type="line" svg:x1="2.26601in" svg:y1="0.98257in" svg:x2="2.22087in" svg:y2="0.90827in" draw:z-index="13" draw:id="id67" draw:style-name="a67" draw:name="Линия 7" text:anchor-type="paragraph"><svg:title/><svg:desc/></draw:connector></text:span><text:span text:style-name="T485"><draw:connector draw:type="line" svg:x1="2.27712in" svg:y1="0.98268in" svg:x2="2.22087in" svg:y2="1.04934in" draw:z-index="14" draw:id="id68" draw:style-name="a68" draw:name="Линия 8" text:anchor-type="paragraph"><svg:title/><svg:desc/></draw:connector></text:span><text:span text:style-name="T486"><draw:connector draw:type="line" svg:x1="4.25551in" svg:y1="1.65275in" svg:x2="4.25551in" svg:y2="1.97775in" draw:z-index="15" draw:id="id69" draw:style-name="a69" draw:name="Линия 9" text:anchor-type="paragraph"><svg:title/><svg:desc/></draw:connector></text:span><text:span text:style-name="T487"><draw:custom-shape svg:x="3.00827in" svg:y="1.97795in" svg:width="2.48542in" svg:height="1.02639in" draw:z-index="16" draw:id="id70" draw:style-name="a70" draw:name="Фигура 7" text:anchor-type="paragraph"><svg:title/><svg:desc/><text:p text:style-name="P488"><text:span text:style-name="T489">if number % 2 != 0 and</text:span></text:p><text:p text:style-name="P490"><text:span text:style-name="T491">(number // 100 &lt;</text:span><text:span text:style-name="T492"><text:s/>10</text:span></text:p><text:p text:style-name="P493"><text:span text:style-name="T494">or number // 100 &gt; 0)</text:span>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text:span text:style-name="T495"><draw:connector draw:type="line" svg:x1="5.46929in" svg:y1="2.49567in" svg:x2="5.84082in" svg:y2="2.50053in" draw:z-index="17" draw:id="id71" draw:style-name="a71" draw:name="Линия 10" text:anchor-type="paragraph"><svg:title/><svg:desc/></draw:connector></text:span><text:span text:style-name="T496"><draw:connector draw:type="line" svg:x1="5.83543in" svg:y1="2.49567in" svg:x2="5.84307in" svg:y2="2.93317in" draw:z-index="18" draw:id="id72" draw:style-name="a72" draw:name="Линия 11" text:anchor-type="paragraph"><svg:title/><svg:desc/></draw:connector></text:span><text:span text:style-name="T497"><draw:custom-shape svg:x="1.63898in" svg:y="2.85157in" svg:width="2.22917in" svg:height="0.98333in" draw:z-index="19" draw:id="id73" draw:style-name="a73" draw:name="Фигура 6" text:anchor-type="paragraph"><svg:title/><svg:desc/><text:p text:style-name="P498"><text:span text:style-name="T499">elif</text:span><text:span text:style-name="T500"><text:s/>number % 2 != 0</text:span></text:p><text:p text:style-name="P501"><text:span text:style-name="T502">and (number // 100 &gt; 10</text:span></text:p><text:p text:style-name="P503"><text:span text:style-name="T504">or number // 100 &lt; 0)</text:span>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text:span text:style-name="T505"><draw:connector draw:type="line" svg:x1="3.00766in" svg:y1="2.49567in" svg:x2="2.74724in" svg:y2="2.49567in" draw:z-index="20" draw:id="id74" draw:style-name="a74" draw:name="Горизонтальная линия 1" text:anchor-type="paragraph"><svg:title/><svg:desc/></draw:connector></text:span><text:span text:style-name="T506"><draw:connector draw:type="line" svg:x1="2.74708in" svg:y1="2.49567in" svg:x2="2.74291in" svg:y2="2.88872in" draw:z-index="21" draw:id="id75" draw:style-name="a75" draw:name="Линия 2" text:anchor-type="paragraph"><svg:title/><svg:desc/></draw:connector></text:span><text:span text:style-name="T507"><draw:custom-shape svg:x="4.85984in" svg:y="2.93268in" svg:width="2.48819in" svg:height="0.50833in" draw:z-index="22" draw:id="id76" draw:style-name="a76" draw:name="Фигура 8" text:anchor-type="paragraph"><svg:title/><svg:desc/><text:p text:style-name="P508"><text:span text:style-name="T509">print("Истинность высказывания верна!</text:span></text:p><text:p text:style-name="P510"><text:span text:style-name="T511">Данное число является нечетным</text:span></text:p><text:p text:style-name="P512"><text:span text:style-name="T513"><text:s/>и трехзначным.")</text:span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514"><draw:connector draw:type="line" svg:x1="3.86772in" svg:y1="3.34567in" svg:x2="4.18299in" svg:y2="3.34567in" draw:z-index="23" draw:id="id77" draw:style-name="a77" draw:name="Линия 12" text:anchor-type="paragraph"><svg:title/><svg:desc/></draw:connector></text:span><text:span text:style-name="T515"><draw:connector draw:type="line" svg:x1="4.18307in" svg:y1="3.34567in" svg:x2="4.18307in" svg:y2="3.70956in" draw:z-index="24" draw:id="id78" draw:style-name="a78" draw:name="Вертикальная линия 4" text:anchor-type="paragraph"><svg:title/><svg:desc/></draw:connector></text:span><text:span text:style-name="T516"><draw:connector draw:type="line" svg:x1="1.63881in" svg:y1="3.34016in" svg:x2="1.43465in" svg:y2="3.34016in" draw:z-index="25" draw:id="id79" draw:style-name="a79" draw:name="Линия 13" text:anchor-type="paragraph"><svg:title/><svg:desc/></draw:connector></text:span><text:span text:style-name="T517"><draw:connector draw:type="line" svg:x1="1.43465in" svg:y1="3.34016in" svg:x2="1.43465in" svg:y2="3.58182in" draw:z-index="26" draw:id="id80" draw:style-name="a80" draw:name="Линия 14" text:anchor-type="paragraph"><svg:title/><svg:desc/></draw:connector></text:span><text:span text:style-name="T518"><draw:custom-shape svg:x="3.60079in" svg:y="3.74646in" svg:width="2.56181in" svg:height="0.52917in" draw:z-index="27" draw:id="id81" draw:style-name="a81" draw:name="Фигура 9" text:anchor-type="paragraph"><svg:title/><svg:desc/><text:p text:style-name="P519"><text:span text:style-name="T520">print("Истинность высказывания</text:span></text:p><text:p text:style-name="P521"><text:span text:style-name="T522">неверна! Данное число является нечетным</text:span></text:p><text:p text:style-name="P523"><text:span text:style-name="T524"><text:s/>и</text:span><text:span text:style-name="T525"><text:s/>не трехзначным.")</text:span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526"><draw:custom-shape svg:x="0.19803in" svg:y="3.5752in" svg:width="2.46667in" svg:height="0.97986in" draw:z-index="28" draw:id="id82" draw:style-name="a82" draw:name="Фигура 10" text:anchor-type="paragraph"><svg:title/><svg:desc/><text:p text:style-name="P527"><text:span text:style-name="T528">elif number % 2 == 0 and</text:span></text:p><text:p text:style-name="P529"><text:span text:style-name="T530"><text:s/>(number // 100 &lt; 10</text:span></text:p><text:p text:style-name="P531"><text:span text:style-name="T532"><text:s/>or number // 100 &gt; 0)</text:span>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text:span text:style-name="T533"><draw:connector draw:type="line" svg:x1="2.66457in" svg:y1="4.06929in" svg:x2="2.94582in" svg:y2="4.07346in" draw:z-index="29" draw:id="id83" draw:style-name="a83" draw:name="Линия 15" text:anchor-type="paragraph"><svg:title/><svg:desc/></draw:connector></text:span><text:span text:style-name="T534"><draw:connector draw:type="line" svg:x1="2.95062in" svg:y1="4.07441in" svg:x2="2.94646in" svg:y2="4.33622in" draw:z-index="30" draw:id="id84" draw:style-name="a84" draw:name="Линия 16" text:anchor-type="paragraph"><svg:title/><svg:desc/></draw:connector></text:span><text:span text:style-name="T535"><draw:connector draw:type="line" svg:x1="0.19709in" svg:y1="4.05984in" svg:x2="-0.04528in" svg:y2="4.05984in" draw:z-index="31" draw:id="id85" draw:style-name="a85" draw:name="Линия 17" text:anchor-type="paragraph"><svg:title/><svg:desc/></draw:connector></text:span><text:span text:style-name="T536"><draw:connector draw:type="line" svg:x1="-0.04528in" svg:y1="4.05984in" svg:x2="-0.04458in" svg:y2="4.62859in" draw:z-index="32" draw:id="id86" draw:style-name="a86" draw:name="Линия 18" text:anchor-type="paragraph"><svg:title/><svg:desc/></draw:connector></text:span><text:span text:style-name="T537"><draw:custom-shape svg:x="2.23268in" svg:y="4.34646in" svg:width="1.96111in" svg:height="0.48611in" draw:z-index="33" draw:id="id87" draw:style-name="a87" draw:name="Фигура 11" text:anchor-type="paragraph"><svg:title/><svg:desc/><text:p text:style-name="P538"><text:span text:style-name="T539">print("Истинность высказывания</text:span></text:p><text:p text:style-name="P540"><text:span text:style-name="T541">неверна! Данное число является</text:span></text:p><text:p text:style-name="P542"><text:span text:style-name="T543">четным и трехзначным.")</text:span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544"><draw:custom-shape svg:x="-0.69173in" svg:y="4.62835in" svg:width="2.28264in" svg:height="0.49653in" draw:z-index="34" draw:id="id88" draw:style-name="a88" draw:name="Фигура 12" text:anchor-type="paragraph"><svg:title/><svg:desc/><text:p text:style-name="P545"><text:span text:style-name="T546">Else: print("Истинность выск</text:span><text:span text:style-name="T547">азывания</text:span></text:p><text:p text:style-name="P548"><text:span text:style-name="T549"><text:s/>неверна! Данное<text:s/></text:span><text:span text:style-name="T550">число является</text:span></text:p><text:p text:style-name="P551"><text:span text:style-name="T552">четным и не трехзначным.")</text:span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553"><draw:custom-shape svg:x="2.63268in" svg:y="5.53268in" svg:width="0.62778in" svg:height="0.38472in" draw:z-index="35" draw:id="id89" draw:style-name="a89" draw:name="Фигура 13" text:anchor-type="paragraph"><svg:title/><svg:desc/><text:p text:style-name="Обычный"><text:s/>Конец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554"><draw:connector draw:type="line" svg:x1="0.11614in" svg:y1="5.1252in" svg:x2="0.11614in" svg:y2="5.69325in" draw:z-index="36" draw:id="id90" draw:style-name="a90" draw:name="Линия 19" text:anchor-type="paragraph"><svg:title/><svg:desc/></draw:connector></text:span><text:span text:style-name="T555"><draw:connector draw:type="line" svg:x1="0.11614in" svg:y1="5.69291in" svg:x2="2.63211in" svg:y2="5.70264in" draw:z-index="37" draw:id="id91" draw:style-name="a91" draw:name="Линия 20" text:anchor-type="paragraph"><svg:title/><svg:desc/></draw:connector></text:span><text:span text:style-name="T556"><draw:connector draw:type="line" svg:x1="2.92008in" svg:y1="4.83268in" svg:x2="2.92425in" svg:y2="5.53268in" draw:z-index="38" draw:id="id92" draw:style-name="a92" draw:name="Линия 21" text:anchor-type="paragraph"><svg:title/><svg:desc/></draw:connector></text:span><text:span text:style-name="T557"><draw:connector draw:type="line" svg:x1="4.63819in" svg:y1="4.27559in" svg:x2="4.66249in" svg:y2="5.60059in" draw:z-index="39" draw:id="id93" draw:style-name="a93" draw:name="Линия 22" text:anchor-type="paragraph"><svg:title/><svg:desc/></draw:connector></text:span><text:span text:style-name="T558"><draw:connector draw:type="line" svg:x1="4.66252in" svg:y1="5.60079in" svg:x2="3.28543in" svg:y2="5.60079in" draw:z-index="40" draw:id="id94" draw:style-name="a94" draw:name="Линия 23" text:anchor-type="paragraph"><svg:title/><svg:desc/></draw:connector></text:span><text:span text:style-name="T559"><draw:connector draw:type="line" svg:x1="6.58543in" svg:y1="3.44094in" svg:x2="6.60974in" svg:y2="5.7215in" draw:z-index="41" draw:id="id95" draw:style-name="a95" draw:name="Линия 24" text:anchor-type="paragraph"><svg:title/><svg:desc/></draw:connector></text:span><text:span text:style-name="T560"><draw:connector draw:type="line" svg:x1="6.58524in" svg:y1="5.72205in" svg:x2="3.26024in" svg:y2="5.73177in" draw:z-index="42" draw:id="id96" draw:style-name="a96" draw:name="Линия 25" text:anchor-type="paragraph"><svg:title/><svg:desc/></draw:connector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ton Boyarshinov</meta:initial-creator>
    <dc:creator>Учетная запись Майкрософт</dc:creator>
    <meta:creation-date>2008-09-02T15:39:00Z</meta:creation-date>
    <dc:date>2024-05-31T20:33:00Z</dc:date>
    <meta:template xlink:href="Normal.dotm" xlink:type="simple"/>
    <meta:editing-cycles>7</meta:editing-cycles>
    <meta:editing-duration>PT1560S</meta:editing-duration>
    <meta:user-defined meta:name="Поле 1"/>
    <meta:user-defined meta:name="Поле 2"/>
    <meta:user-defined meta:name="Поле 3"/>
    <meta:user-defined meta:name="Поле 4"/>
    <meta:document-statistic meta:page-count="3" meta:paragraph-count="7" meta:word-count="561" meta:character-count="3758" meta:row-count="26" meta:non-whitespace-character-count="3204"/>
  </office:meta>
</office:document-meta>
</file>